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2" table:default-cell-style-name="ce2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See B parameter equ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98.15" calcext:value-type="float">
            <text:p>298.15</text:p>
          </table:table-cell>
          <table:table-cell office:value-type="string" calcext:value-type="string">
            <text:p>kelvin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5230" calcext:value-type="float">
            <text:p>523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30100" calcext:value-type="float">
            <text:p>30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(inf)</text:p>
          </table:table-cell>
          <table:table-cell table:formula="of:=[.B2]*EXP(-1*[.B1]/[.B3])" office:value-type="float" office:value="0.0991911897984065" calcext:value-type="float">
            <text:p>0.09919118979840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mp C</text:p>
          </table:table-cell>
          <table:table-cell office:value-type="string" calcext:value-type="string">
            <text:p>R thermistor</text:p>
          </table:table-cell>
          <table:table-cell office:value-type="string" calcext:value-type="string">
            <text:p>Temp K</text:p>
          </table:table-cell>
          <table:table-cell/>
          <table:table-cell office:value-type="string" calcext:value-type="string">
            <text:p>R bottom</text:p>
          </table:table-cell>
          <table:table-cell office:value-type="string" calcext:value-type="string">
            <text:p>divider ratio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bq25895 reg 0x10 codes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F</text:p>
          </table:table-cell>
          <table:table-cell/>
          <table:table-cell table:style-name="ce2" office:value-type="float" office:value="-18" calcext:value-type="float">
            <text:p>-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5]*EXP([.$B$1]/[.C8])" office:value-type="float" office:value="77522.5497926814" calcext:value-type="float">
            <text:p>77522.5497926814</text:p>
          </table:table-cell>
          <table:table-cell table:formula="of:=[.A8]+273.15" office:value-type="float" office:value="253.15" calcext:value-type="float">
            <text:p>253.15</text:p>
          </table:table-cell>
          <table:table-cell/>
          <table:table-cell table:formula="of:=1/((1/[.$F$4])+(1/[.B8]))" office:value-type="float" office:value="21681.5969632266" calcext:value-type="float">
            <text:p>21681.5969632266</text:p>
          </table:table-cell>
          <table:table-cell table:formula="of:=[.E8]/([.E8]+[.$F$3])" office:value-type="float" office:value="0.805659990852771" calcext:value-type="float">
            <text:p>0.805659990852771</text:p>
          </table:table-cell>
          <table:table-cell table:formula="of:=[.F8]*100" office:value-type="float" office:value="80.5659990852771" calcext:value-type="float">
            <text:p>80.5659990852771</text:p>
          </table:table-cell>
          <table:table-cell table:formula="of:=[.A8]" office:value-type="float" office:value="-20" calcext:value-type="float">
            <text:p>-20</text:p>
          </table:table-cell>
          <table:table-cell office:value-type="float" office:value="127" calcext:value-type="float">
            <text:p>127</text:p>
          </table:table-cell>
          <table:table-cell office:value-type="float" office:value="-18" calcext:value-type="float">
            <text:p>-18</text:p>
          </table:table-cell>
          <table:table-cell table:formula="of:=0.465*[.I8]+21" office:value-type="float" office:value="80.055" calcext:value-type="float">
            <text:p>80.055</text:p>
          </table:table-cell>
          <table:table-cell table:formula="of:=[.J8]*9/5+32" office:value-type="float" office:value="-0.399999999999999" calcext:value-type="float">
            <text:p>-0.399999999999999</text:p>
          </table:table-cell>
          <table:table-cell/>
          <table:table-cell table:style-name="ce2" office:value-type="float" office:value="-16" calcext:value-type="float">
            <text:p>-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B$5]*EXP([.$B$1]/[.C9])" office:value-type="float" office:value="73492.1802738377" calcext:value-type="float">
            <text:p>73492.1802738377</text:p>
          </table:table-cell>
          <table:table-cell table:formula="of:=[.A9]+273.15" office:value-type="float" office:value="254.15" calcext:value-type="float">
            <text:p>254.15</text:p>
          </table:table-cell>
          <table:table-cell/>
          <table:table-cell table:formula="of:=1/((1/[.$F$4])+(1/[.B9]))" office:value-type="float" office:value="21354.0695870573" calcext:value-type="float">
            <text:p>21354.0695870573</text:p>
          </table:table-cell>
          <table:table-cell table:formula="of:=[.E9]/([.E9]+[.$F$3])" office:value-type="float" office:value="0.803265636855454" calcext:value-type="float">
            <text:p>0.803265636855454</text:p>
          </table:table-cell>
          <table:table-cell table:formula="of:=[.F9]*100" office:value-type="float" office:value="80.3265636855454" calcext:value-type="float">
            <text:p>80.3265636855454</text:p>
          </table:table-cell>
          <table:table-cell table:formula="of:=[.A9]" office:value-type="float" office:value="-19" calcext:value-type="float">
            <text:p>-19</text:p>
          </table:table-cell>
          <table:table-cell table:formula="of:=[.I8]-1" office:value-type="float" office:value="126" calcext:value-type="float">
            <text:p>126</text:p>
          </table:table-cell>
          <table:table-cell office:value-type="float" office:value="-16" calcext:value-type="float">
            <text:p>-16</text:p>
          </table:table-cell>
          <table:table-cell table:formula="of:=0.465*[.I9]+21" office:value-type="float" office:value="79.59" calcext:value-type="float">
            <text:p>79.59</text:p>
          </table:table-cell>
          <table:table-cell table:formula="of:=[.J9]*9/5+32" office:value-type="float" office:value="3.2" calcext:value-type="float">
            <text:p>3.2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B$5]*EXP([.$B$1]/[.C10])" office:value-type="float" office:value="69700.5116224969" calcext:value-type="float">
            <text:p>69700.5116224969</text:p>
          </table:table-cell>
          <table:table-cell table:formula="of:=[.A10]+273.15" office:value-type="float" office:value="255.15" calcext:value-type="float">
            <text:p>255.15</text:p>
          </table:table-cell>
          <table:table-cell/>
          <table:table-cell table:formula="of:=1/((1/[.$F$4])+(1/[.B10]))" office:value-type="float" office:value="21021.790026217" calcext:value-type="float">
            <text:p>21021.790026217</text:p>
          </table:table-cell>
          <table:table-cell table:formula="of:=[.E10]/([.E10]+[.$F$3])" office:value-type="float" office:value="0.800775490175072" calcext:value-type="float">
            <text:p>0.800775490175072</text:p>
          </table:table-cell>
          <table:table-cell table:formula="of:=[.F10]*100" office:value-type="float" office:value="80.0775490175072" calcext:value-type="float">
            <text:p>80.0775490175072</text:p>
          </table:table-cell>
          <table:table-cell table:formula="of:=[.A10]" office:value-type="float" office:value="-18" calcext:value-type="float">
            <text:p>-18</text:p>
          </table:table-cell>
          <table:table-cell table:formula="of:=[.I9]-1" office:value-type="float" office:value="125" calcext:value-type="float">
            <text:p>125</text:p>
          </table:table-cell>
          <table:table-cell office:value-type="float" office:value="-15" calcext:value-type="float">
            <text:p>-15</text:p>
          </table:table-cell>
          <table:table-cell table:formula="of:=0.465*[.I10]+21" office:value-type="float" office:value="79.125" calcext:value-type="float">
            <text:p>79.125</text:p>
          </table:table-cell>
          <table:table-cell table:formula="of:=[.J10]*9/5+32" office:value-type="float" office:value="5" calcext:value-type="float">
            <text:p>5</text:p>
          </table:table-cell>
          <table:table-cell/>
          <table:table-cell table:style-name="ce2" office:value-type="float" office:value="-13" calcext:value-type="float">
            <text:p>-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B$5]*EXP([.$B$1]/[.C11])" office:value-type="float" office:value="66131.8120603449" calcext:value-type="float">
            <text:p>66131.8120603449</text:p>
          </table:table-cell>
          <table:table-cell table:formula="of:=[.A11]+273.15" office:value-type="float" office:value="256.15" calcext:value-type="float">
            <text:p>256.15</text:p>
          </table:table-cell>
          <table:table-cell/>
          <table:table-cell table:formula="of:=1/((1/[.$F$4])+(1/[.B11]))" office:value-type="float" office:value="20685.1300042873" calcext:value-type="float">
            <text:p>20685.1300042873</text:p>
          </table:table-cell>
          <table:table-cell table:formula="of:=[.E11]/([.E11]+[.$F$3])" office:value-type="float" office:value="0.798187390951357" calcext:value-type="float">
            <text:p>0.798187390951357</text:p>
          </table:table-cell>
          <table:table-cell table:formula="of:=[.F11]*100" office:value-type="float" office:value="79.8187390951357" calcext:value-type="float">
            <text:p>79.8187390951357</text:p>
          </table:table-cell>
          <table:table-cell table:formula="of:=[.A11]" office:value-type="float" office:value="-17" calcext:value-type="float">
            <text:p>-17</text:p>
          </table:table-cell>
          <table:table-cell table:formula="of:=[.I10]-1" office:value-type="float" office:value="124" calcext:value-type="float">
            <text:p>124</text:p>
          </table:table-cell>
          <table:table-cell office:value-type="float" office:value="-13" calcext:value-type="float">
            <text:p>-13</text:p>
          </table:table-cell>
          <table:table-cell table:formula="of:=0.465*[.I11]+21" office:value-type="float" office:value="78.66" calcext:value-type="float">
            <text:p>78.66</text:p>
          </table:table-cell>
          <table:table-cell table:formula="of:=[.J11]*9/5+32" office:value-type="float" office:value="8.6" calcext:value-type="float">
            <text:p>8.6</text:p>
          </table:table-cell>
          <table:table-cell/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B$5]*EXP([.$B$1]/[.C12])" office:value-type="float" office:value="62771.4855551575" calcext:value-type="float">
            <text:p>62771.4855551575</text:p>
          </table:table-cell>
          <table:table-cell table:formula="of:=[.A12]+273.15" office:value-type="float" office:value="257.15" calcext:value-type="float">
            <text:p>257.15</text:p>
          </table:table-cell>
          <table:table-cell/>
          <table:table-cell table:formula="of:=1/((1/[.$F$4])+(1/[.B12]))" office:value-type="float" office:value="20344.4760672864" calcext:value-type="float">
            <text:p>20344.4760672864</text:p>
          </table:table-cell>
          <table:table-cell table:formula="of:=[.E12]/([.E12]+[.$F$3])" office:value-type="float" office:value="0.795499231881041" calcext:value-type="float">
            <text:p>0.795499231881041</text:p>
          </table:table-cell>
          <table:table-cell table:formula="of:=[.F12]*100" office:value-type="float" office:value="79.5499231881041" calcext:value-type="float">
            <text:p>79.5499231881041</text:p>
          </table:table-cell>
          <table:table-cell table:formula="of:=[.A12]" office:value-type="float" office:value="-16" calcext:value-type="float">
            <text:p>-16</text:p>
          </table:table-cell>
          <table:table-cell table:formula="of:=[.I11]-1" office:value-type="float" office:value="123" calcext:value-type="float">
            <text:p>123</text:p>
          </table:table-cell>
          <table:table-cell office:value-type="float" office:value="-11" calcext:value-type="float">
            <text:p>-11</text:p>
          </table:table-cell>
          <table:table-cell table:formula="of:=0.465*[.I12]+21" office:value-type="float" office:value="78.195" calcext:value-type="float">
            <text:p>78.195</text:p>
          </table:table-cell>
          <table:table-cell table:formula="of:=[.J12]*9/5+32" office:value-type="float" office:value="12.2" calcext:value-type="float">
            <text:p>12.2</text:p>
          </table:table-cell>
          <table:table-cell/>
          <table:table-cell table:style-name="ce2" office:value-type="float" office:value="-10" calcext:value-type="float">
            <text:p>-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5]*EXP([.$B$1]/[.C13])" office:value-type="float" office:value="59605.9830263247" calcext:value-type="float">
            <text:p>59605.9830263247</text:p>
          </table:table-cell>
          <table:table-cell table:formula="of:=[.A13]+273.15" office:value-type="float" office:value="258.15" calcext:value-type="float">
            <text:p>258.15</text:p>
          </table:table-cell>
          <table:table-cell/>
          <table:table-cell table:formula="of:=1/((1/[.$F$4])+(1/[.B13]))" office:value-type="float" office:value="20000.2277280198" calcext:value-type="float">
            <text:p>20000.2277280198</text:p>
          </table:table-cell>
          <table:table-cell table:formula="of:=[.E13]/([.E13]+[.$F$3])" office:value-type="float" office:value="0.792708965754132" calcext:value-type="float">
            <text:p>0.792708965754132</text:p>
          </table:table-cell>
          <table:table-cell table:formula="of:=[.F13]*100" office:value-type="float" office:value="79.2708965754132" calcext:value-type="float">
            <text:p>79.2708965754132</text:p>
          </table:table-cell>
          <table:table-cell table:formula="of:=[.A13]" office:value-type="float" office:value="-15" calcext:value-type="float">
            <text:p>-15</text:p>
          </table:table-cell>
          <table:table-cell table:formula="of:=[.I12]-1"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table:formula="of:=0.465*[.I13]+21" office:value-type="float" office:value="77.73" calcext:value-type="float">
            <text:p>77.73</text:p>
          </table:table-cell>
          <table:table-cell table:formula="of:=[.J13]*9/5+32" office:value-type="float" office:value="14" calcext:value-type="float">
            <text:p>14</text:p>
          </table:table-cell>
          <table:table-cell/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B$5]*EXP([.$B$1]/[.C14])" office:value-type="float" office:value="56622.7210024227" calcext:value-type="float">
            <text:p>56622.7210024227</text:p>
          </table:table-cell>
          <table:table-cell table:formula="of:=[.A14]+273.15" office:value-type="float" office:value="259.15" calcext:value-type="float">
            <text:p>259.15</text:p>
          </table:table-cell>
          <table:table-cell/>
          <table:table-cell table:formula="of:=1/((1/[.$F$4])+(1/[.B14]))" office:value-type="float" office:value="19652.7955127851" calcext:value-type="float">
            <text:p>19652.7955127851</text:p>
          </table:table-cell>
          <table:table-cell table:formula="of:=[.E14]/([.E14]+[.$F$3])" office:value-type="float" office:value="0.789814613180711" calcext:value-type="float">
            <text:p>0.789814613180711</text:p>
          </table:table-cell>
          <table:table-cell table:formula="of:=[.F14]*100" office:value-type="float" office:value="78.9814613180711" calcext:value-type="float">
            <text:p>78.9814613180711</text:p>
          </table:table-cell>
          <table:table-cell table:formula="of:=[.A14]" office:value-type="float" office:value="-14" calcext:value-type="float">
            <text:p>-14</text:p>
          </table:table-cell>
          <table:table-cell table:formula="of:=[.I13]-1"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table:formula="of:=0.465*[.I14]+21" office:value-type="float" office:value="77.265" calcext:value-type="float">
            <text:p>77.265</text:p>
          </table:table-cell>
          <table:table-cell table:formula="of:=[.J14]*9/5+32" office:value-type="float" office:value="15.8" calcext:value-type="float">
            <text:p>15.8</text:p>
          </table:table-cell>
          <table:table-cell/>
          <table:table-cell table:style-name="ce2" office:value-type="float" office:value="-7" calcext:value-type="float">
            <text:p>-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B$5]*EXP([.$B$1]/[.C15])" office:value-type="float" office:value="53810.0070641541" calcext:value-type="float">
            <text:p>53810.0070641541</text:p>
          </table:table-cell>
          <table:table-cell table:formula="of:=[.A15]+273.15" office:value-type="float" office:value="260.15" calcext:value-type="float">
            <text:p>260.15</text:p>
          </table:table-cell>
          <table:table-cell/>
          <table:table-cell table:formula="of:=1/((1/[.$F$4])+(1/[.B15]))" office:value-type="float" office:value="19302.5989306937" calcext:value-type="float">
            <text:p>19302.5989306937</text:p>
          </table:table-cell>
          <table:table-cell table:formula="of:=[.E15]/([.E15]+[.$F$3])" office:value-type="float" office:value="0.786814270482507" calcext:value-type="float">
            <text:p>0.786814270482507</text:p>
          </table:table-cell>
          <table:table-cell table:formula="of:=[.F15]*100" office:value-type="float" office:value="78.6814270482507" calcext:value-type="float">
            <text:p>78.6814270482507</text:p>
          </table:table-cell>
          <table:table-cell table:formula="of:=[.A15]" office:value-type="float" office:value="-13" calcext:value-type="float">
            <text:p>-13</text:p>
          </table:table-cell>
          <table:table-cell table:formula="of:=[.I14]-1"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table:formula="of:=0.465*[.I15]+21" office:value-type="float" office:value="76.8" calcext:value-type="float">
            <text:p>76.8</text:p>
          </table:table-cell>
          <table:table-cell table:formula="of:=[.J15]*9/5+32" office:value-type="float" office:value="19.4" calcext:value-type="float">
            <text:p>19.4</text:p>
          </table:table-cell>
          <table:table-cell/>
          <table:table-cell table:style-name="ce2" office:value-type="float" office:value="-6" calcext:value-type="float">
            <text:p>-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B$5]*EXP([.$B$1]/[.C16])" office:value-type="float" office:value="51156.9714691924" calcext:value-type="float">
            <text:p>51156.9714691924</text:p>
          </table:table-cell>
          <table:table-cell table:formula="of:=[.A16]+273.15" office:value-type="float" office:value="261.15" calcext:value-type="float">
            <text:p>261.15</text:p>
          </table:table-cell>
          <table:table-cell/>
          <table:table-cell table:formula="of:=1/((1/[.$F$4])+(1/[.B16]))" office:value-type="float" office:value="18950.0643868631" calcext:value-type="float">
            <text:p>18950.0643868631</text:p>
          </table:table-cell>
          <table:table-cell table:formula="of:=[.E16]/([.E16]+[.$F$3])" office:value-type="float" office:value="0.78370611772062" calcext:value-type="float">
            <text:p>0.78370611772062</text:p>
          </table:table-cell>
          <table:table-cell table:formula="of:=[.F16]*100" office:value-type="float" office:value="78.370611772062" calcext:value-type="float">
            <text:p>78.370611772062</text:p>
          </table:table-cell>
          <table:table-cell table:formula="of:=[.A16]" office:value-type="float" office:value="-12" calcext:value-type="float">
            <text:p>-12</text:p>
          </table:table-cell>
          <table:table-cell table:formula="of:=[.I15]-1"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table:formula="of:=0.465*[.I16]+21" office:value-type="float" office:value="76.335" calcext:value-type="float">
            <text:p>76.335</text:p>
          </table:table-cell>
          <table:table-cell table:formula="of:=[.J16]*9/5+32" office:value-type="float" office:value="21.2" calcext:value-type="float">
            <text:p>21.2</text:p>
          </table:table-cell>
          <table:table-cell/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B$5]*EXP([.$B$1]/[.C17])" office:value-type="float" office:value="48653.5044123604" calcext:value-type="float">
            <text:p>48653.5044123604</text:p>
          </table:table-cell>
          <table:table-cell table:formula="of:=[.A17]+273.15" office:value-type="float" office:value="262.15" calcext:value-type="float">
            <text:p>262.15</text:p>
          </table:table-cell>
          <table:table-cell/>
          <table:table-cell table:formula="of:=1/((1/[.$F$4])+(1/[.B17]))" office:value-type="float" office:value="18595.6230613428" calcext:value-type="float">
            <text:p>18595.6230613428</text:p>
          </table:table-cell>
          <table:table-cell table:formula="of:=[.E17]/([.E17]+[.$F$3])" office:value-type="float" office:value="0.780488426827934" calcext:value-type="float">
            <text:p>0.780488426827934</text:p>
          </table:table-cell>
          <table:table-cell table:formula="of:=[.F17]*100" office:value-type="float" office:value="78.0488426827934" calcext:value-type="float">
            <text:p>78.0488426827934</text:p>
          </table:table-cell>
          <table:table-cell table:formula="of:=[.A17]" office:value-type="float" office:value="-11" calcext:value-type="float">
            <text:p>-11</text:p>
          </table:table-cell>
          <table:table-cell table:formula="of:=[.I16]-1" office:value-type="float" office:value="118" calcext:value-type="float">
            <text:p>118</text:p>
          </table:table-cell>
          <table:table-cell office:value-type="float" office:value="-5" calcext:value-type="float">
            <text:p>-5</text:p>
          </table:table-cell>
          <table:table-cell table:formula="of:=0.465*[.I17]+21" office:value-type="float" office:value="75.87" calcext:value-type="float">
            <text:p>75.87</text:p>
          </table:table-cell>
          <table:table-cell table:formula="of:=[.J17]*9/5+32" office:value-type="float" office:value="23" calcext:value-type="float">
            <text:p>23</text:p>
          </table:table-cell>
          <table:table-cell/>
          <table:table-cell table:style-name="ce2" office:value-type="float" office:value="-4" calcext:value-type="float">
            <text:p>-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5]*EXP([.$B$1]/[.C18])" office:value-type="float" office:value="46290.1984258107" calcext:value-type="float">
            <text:p>46290.1984258107</text:p>
          </table:table-cell>
          <table:table-cell table:formula="of:=[.A18]+273.15" office:value-type="float" office:value="263.15" calcext:value-type="float">
            <text:p>263.15</text:p>
          </table:table-cell>
          <table:table-cell/>
          <table:table-cell table:formula="of:=1/((1/[.$F$4])+(1/[.B18]))" office:value-type="float" office:value="18239.7087758594" calcext:value-type="float">
            <text:p>18239.7087758594</text:p>
          </table:table-cell>
          <table:table-cell table:formula="of:=[.E18]/([.E18]+[.$F$3])" office:value-type="float" office:value="0.777159569811983" calcext:value-type="float">
            <text:p>0.777159569811983</text:p>
          </table:table-cell>
          <table:table-cell table:formula="of:=[.F18]*100" office:value-type="float" office:value="77.7159569811983" calcext:value-type="float">
            <text:p>77.7159569811983</text:p>
          </table:table-cell>
          <table:table-cell table:formula="of:=[.A18]" office:value-type="float" office:value="-10" calcext:value-type="float">
            <text:p>-10</text:p>
          </table:table-cell>
          <table:table-cell table:formula="of:=[.I17]-1"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table:formula="of:=0.465*[.I18]+21" office:value-type="float" office:value="75.405" calcext:value-type="float">
            <text:p>75.405</text:p>
          </table:table-cell>
          <table:table-cell table:formula="of:=[.J18]*9/5+32" office:value-type="float" office:value="24.8" calcext:value-type="float">
            <text:p>24.8</text:p>
          </table:table-cell>
          <table:table-cell/>
          <table:table-cell table:style-name="ce2" office:value-type="float" office:value="-3" calcext:value-type="float">
            <text:p>-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B$5]*EXP([.$B$1]/[.C19])" office:value-type="float" office:value="44058.2954700366" calcext:value-type="float">
            <text:p>44058.2954700366</text:p>
          </table:table-cell>
          <table:table-cell table:formula="of:=[.A19]+273.15" office:value-type="float" office:value="264.15" calcext:value-type="float">
            <text:p>264.15</text:p>
          </table:table-cell>
          <table:table-cell/>
          <table:table-cell table:formula="of:=1/((1/[.$F$4])+(1/[.B19]))" office:value-type="float" office:value="17882.7558702981" calcext:value-type="float">
            <text:p>17882.7558702981</text:p>
          </table:table-cell>
          <table:table-cell table:formula="of:=[.E19]/([.E19]+[.$F$3])" office:value-type="float" office:value="0.773718026991277" calcext:value-type="float">
            <text:p>0.773718026991277</text:p>
          </table:table-cell>
          <table:table-cell table:formula="of:=[.F19]*100" office:value-type="float" office:value="77.3718026991277" calcext:value-type="float">
            <text:p>77.3718026991277</text:p>
          </table:table-cell>
          <table:table-cell table:formula="of:=[.A19]" office:value-type="float" office:value="-9" calcext:value-type="float">
            <text:p>-9</text:p>
          </table:table-cell>
          <table:table-cell table:formula="of:=[.I18]-1"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table:formula="of:=0.465*[.I19]+21" office:value-type="float" office:value="74.94" calcext:value-type="float">
            <text:p>74.94</text:p>
          </table:table-cell>
          <table:table-cell table:formula="of:=[.J19]*9/5+32" office:value-type="float" office:value="26.6" calcext:value-type="float">
            <text:p>26.6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B$5]*EXP([.$B$1]/[.C20])" office:value-type="float" office:value="41949.6383081757" calcext:value-type="float">
            <text:p>41949.6383081757</text:p>
          </table:table-cell>
          <table:table-cell table:formula="of:=[.A20]+273.15" office:value-type="float" office:value="265.15" calcext:value-type="float">
            <text:p>265.15</text:p>
          </table:table-cell>
          <table:table-cell/>
          <table:table-cell table:formula="of:=1/((1/[.$F$4])+(1/[.B20]))" office:value-type="float" office:value="17525.1971102929" calcext:value-type="float">
            <text:p>17525.1971102929</text:p>
          </table:table-cell>
          <table:table-cell table:formula="of:=[.E20]/([.E20]+[.$F$3])" office:value-type="float" office:value="0.770162395225559" calcext:value-type="float">
            <text:p>0.770162395225559</text:p>
          </table:table-cell>
          <table:table-cell table:formula="of:=[.F20]*100" office:value-type="float" office:value="77.0162395225559" calcext:value-type="float">
            <text:p>77.0162395225559</text:p>
          </table:table-cell>
          <table:table-cell table:formula="of:=[.A20]" office:value-type="float" office:value="-8" calcext:value-type="float">
            <text:p>-8</text:p>
          </table:table-cell>
          <table:table-cell table:formula="of:=[.I19]-1"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0.465*[.I20]+21" office:value-type="float" office:value="74.475" calcext:value-type="float">
            <text:p>74.475</text:p>
          </table:table-cell>
          <table:table-cell table:formula="of:=[.J20]*9/5+32" office:value-type="float" office:value="28.4" calcext:value-type="float">
            <text:p>28.4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B$5]*EXP([.$B$1]/[.C21])" office:value-type="float" office:value="39956.625793619" calcext:value-type="float">
            <text:p>39956.625793619</text:p>
          </table:table-cell>
          <table:table-cell table:formula="of:=[.A21]+273.15" office:value-type="float" office:value="266.15" calcext:value-type="float">
            <text:p>266.15</text:p>
          </table:table-cell>
          <table:table-cell/>
          <table:table-cell table:formula="of:=1/((1/[.$F$4])+(1/[.B21]))" office:value-type="float" office:value="17167.4616463969" calcext:value-type="float">
            <text:p>17167.4616463969</text:p>
          </table:table-cell>
          <table:table-cell table:formula="of:=[.E21]/([.E21]+[.$F$3])" office:value-type="float" office:value="0.766491396097943" calcext:value-type="float">
            <text:p>0.766491396097943</text:p>
          </table:table-cell>
          <table:table-cell table:formula="of:=[.F21]*100" office:value-type="float" office:value="76.6491396097943" calcext:value-type="float">
            <text:p>76.6491396097943</text:p>
          </table:table-cell>
          <table:table-cell table:formula="of:=[.A21]" office:value-type="float" office:value="-7" calcext:value-type="float">
            <text:p>-7</text:p>
          </table:table-cell>
          <table:table-cell table:formula="of:=[.I20]-1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formula="of:=0.465*[.I21]+21" office:value-type="float" office:value="74.01" calcext:value-type="float">
            <text:p>74.01</text:p>
          </table:table-cell>
          <table:table-cell table:formula="of:=[.J21]*9/5+32" office:value-type="float" office:value="30.2" calcext:value-type="float">
            <text:p>30.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B$5]*EXP([.$B$1]/[.C22])" office:value-type="float" office:value="38072.1717348382" calcext:value-type="float">
            <text:p>38072.1717348382</text:p>
          </table:table-cell>
          <table:table-cell table:formula="of:=[.A22]+273.15" office:value-type="float" office:value="267.15" calcext:value-type="float">
            <text:p>267.15</text:p>
          </table:table-cell>
          <table:table-cell/>
          <table:table-cell table:formula="of:=1/((1/[.$F$4])+(1/[.B22]))" office:value-type="float" office:value="16809.9730440742" calcext:value-type="float">
            <text:p>16809.9730440742</text:p>
          </table:table-cell>
          <table:table-cell table:formula="of:=[.E22]/([.E22]+[.$F$3])" office:value-type="float" office:value="0.762703884004697" calcext:value-type="float">
            <text:p>0.762703884004697</text:p>
          </table:table-cell>
          <table:table-cell table:formula="of:=[.F22]*100" office:value-type="float" office:value="76.2703884004697" calcext:value-type="float">
            <text:p>76.2703884004697</text:p>
          </table:table-cell>
          <table:table-cell table:formula="of:=[.A22]" office:value-type="float" office:value="-6" calcext:value-type="float">
            <text:p>-6</text:p>
          </table:table-cell>
          <table:table-cell table:formula="of:=[.I21]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0.465*[.I22]+21" office:value-type="float" office:value="73.545" calcext:value-type="float">
            <text:p>73.545</text:p>
          </table:table-cell>
          <table:table-cell table:formula="of:=[.J22]*9/5+32" office:value-type="float" office:value="32" calcext:value-type="float">
            <text:p>3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5]*EXP([.$B$1]/[.C23])" office:value-type="float" office:value="36289.6670319746" calcext:value-type="float">
            <text:p>36289.6670319746</text:p>
          </table:table-cell>
          <table:table-cell table:formula="of:=[.A23]+273.15" office:value-type="float" office:value="268.15" calcext:value-type="float">
            <text:p>268.15</text:p>
          </table:table-cell>
          <table:table-cell/>
          <table:table-cell table:formula="of:=1/((1/[.$F$4])+(1/[.B23]))" office:value-type="float" office:value="16453.1474022358" calcext:value-type="float">
            <text:p>16453.1474022358</text:p>
          </table:table-cell>
          <table:table-cell table:formula="of:=[.E23]/([.E23]+[.$F$3])" office:value-type="float" office:value="0.758798854106359" calcext:value-type="float">
            <text:p>0.758798854106359</text:p>
          </table:table-cell>
          <table:table-cell table:formula="of:=[.F23]*100" office:value-type="float" office:value="75.8798854106359" calcext:value-type="float">
            <text:p>75.8798854106359</text:p>
          </table:table-cell>
          <table:table-cell table:formula="of:=[.A23]" office:value-type="float" office:value="-5" calcext:value-type="float">
            <text:p>-5</text:p>
          </table:table-cell>
          <table:table-cell table:formula="of:=[.I22]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0.465*[.I23]+21" office:value-type="float" office:value="73.08" calcext:value-type="float">
            <text:p>73.08</text:p>
          </table:table-cell>
          <table:table-cell table:formula="of:=[.J23]*9/5+32" office:value-type="float" office:value="33.8" calcext:value-type="float">
            <text:p>33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B$5]*EXP([.$B$1]/[.C24])" office:value-type="float" office:value="34602.9448073984" calcext:value-type="float">
            <text:p>34602.9448073984</text:p>
          </table:table-cell>
          <table:table-cell table:formula="of:=[.A24]+273.15" office:value-type="float" office:value="269.15" calcext:value-type="float">
            <text:p>269.15</text:p>
          </table:table-cell>
          <table:table-cell/>
          <table:table-cell table:formula="of:=1/((1/[.$F$4])+(1/[.B24]))" office:value-type="float" office:value="16097.3915762733" calcext:value-type="float">
            <text:p>16097.3915762733</text:p>
          </table:table-cell>
          <table:table-cell table:formula="of:=[.E24]/([.E24]+[.$F$3])" office:value-type="float" office:value="0.754775450092154" calcext:value-type="float">
            <text:p>0.754775450092154</text:p>
          </table:table-cell>
          <table:table-cell table:formula="of:=[.F24]*100" office:value-type="float" office:value="75.4775450092154" calcext:value-type="float">
            <text:p>75.4775450092154</text:p>
          </table:table-cell>
          <table:table-cell table:formula="of:=[.A24]" office:value-type="float" office:value="-4" calcext:value-type="float">
            <text:p>-4</text:p>
          </table:table-cell>
          <table:table-cell table:formula="of:=[.I23]-1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0.465*[.I24]+21" office:value-type="float" office:value="72.615" calcext:value-type="float">
            <text:p>72.615</text:p>
          </table:table-cell>
          <table:table-cell table:formula="of:=[.J24]*9/5+32" office:value-type="float" office:value="35.6" calcext:value-type="float">
            <text:p>35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B$5]*EXP([.$B$1]/[.C25])" office:value-type="float" office:value="33006.2482774874" calcext:value-type="float">
            <text:p>33006.2482774874</text:p>
          </table:table-cell>
          <table:table-cell table:formula="of:=[.A25]+273.15" office:value-type="float" office:value="270.15" calcext:value-type="float">
            <text:p>270.15</text:p>
          </table:table-cell>
          <table:table-cell/>
          <table:table-cell table:formula="of:=1/((1/[.$F$4])+(1/[.B25]))" office:value-type="float" office:value="15743.101519581" calcext:value-type="float">
            <text:p>15743.101519581</text:p>
          </table:table-cell>
          <table:table-cell table:formula="of:=[.E25]/([.E25]+[.$F$3])" office:value-type="float" office:value="0.750632971708208" calcext:value-type="float">
            <text:p>0.750632971708208</text:p>
          </table:table-cell>
          <table:table-cell table:formula="of:=[.F25]*100" office:value-type="float" office:value="75.0632971708208" calcext:value-type="float">
            <text:p>75.0632971708208</text:p>
          </table:table-cell>
          <table:table-cell table:formula="of:=[.A25]" office:value-type="float" office:value="-3" calcext:value-type="float">
            <text:p>-3</text:p>
          </table:table-cell>
          <table:table-cell table:formula="of:=[.I24]-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0.465*[.I25]+21" office:value-type="float" office:value="72.15" calcext:value-type="float">
            <text:p>72.15</text:p>
          </table:table-cell>
          <table:table-cell table:formula="of:=[.J25]*9/5+32" office:value-type="float" office:value="37.4" calcext:value-type="float">
            <text:p>37.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B$5]*EXP([.$B$1]/[.C26])" office:value-type="float" office:value="31494.2011355127" calcext:value-type="float">
            <text:p>31494.2011355127</text:p>
          </table:table-cell>
          <table:table-cell table:formula="of:=[.A26]+273.15" office:value-type="float" office:value="271.15" calcext:value-type="float">
            <text:p>271.15</text:p>
          </table:table-cell>
          <table:table-cell/>
          <table:table-cell table:formula="of:=1/((1/[.$F$4])+(1/[.B26]))" office:value-type="float" office:value="15390.6607554387" calcext:value-type="float">
            <text:p>15390.6607554387</text:p>
          </table:table-cell>
          <table:table-cell table:formula="of:=[.E26]/([.E26]+[.$F$3])" office:value-type="float" office:value="0.746370881998988" calcext:value-type="float">
            <text:p>0.746370881998988</text:p>
          </table:table-cell>
          <table:table-cell table:formula="of:=[.F26]*100" office:value-type="float" office:value="74.6370881998988" calcext:value-type="float">
            <text:p>74.6370881998988</text:p>
          </table:table-cell>
          <table:table-cell table:formula="of:=[.A26]" office:value-type="float" office:value="-2" calcext:value-type="float">
            <text:p>-2</text:p>
          </table:table-cell>
          <table:table-cell table:formula="of:=[.I25]-1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0.465*[.I26]+21" office:value-type="float" office:value="71.685" calcext:value-type="float">
            <text:p>71.685</text:p>
          </table:table-cell>
          <table:table-cell table:formula="of:=[.J26]*9/5+32" office:value-type="float" office:value="39.2" calcext:value-type="float">
            <text:p>39.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B$5]*EXP([.$B$1]/[.C27])" office:value-type="float" office:value="30061.7802360279" calcext:value-type="float">
            <text:p>30061.7802360279</text:p>
          </table:table-cell>
          <table:table-cell table:formula="of:=[.A27]+273.15" office:value-type="float" office:value="272.15" calcext:value-type="float">
            <text:p>272.15</text:p>
          </table:table-cell>
          <table:table-cell/>
          <table:table-cell table:formula="of:=1/((1/[.$F$4])+(1/[.B27]))" office:value-type="float" office:value="15040.4389889142" calcext:value-type="float">
            <text:p>15040.4389889142</text:p>
          </table:table-cell>
          <table:table-cell table:formula="of:=[.E27]/([.E27]+[.$F$3])" office:value-type="float" office:value="0.741988814210671" calcext:value-type="float">
            <text:p>0.741988814210671</text:p>
          </table:table-cell>
          <table:table-cell table:formula="of:=[.F27]*100" office:value-type="float" office:value="74.1988814210671" calcext:value-type="float">
            <text:p>74.1988814210671</text:p>
          </table:table-cell>
          <table:table-cell table:formula="of:=[.A27]" office:value-type="float" office:value="-1" calcext:value-type="float">
            <text:p>-1</text:p>
          </table:table-cell>
          <table:table-cell table:formula="of:=[.I26]-1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0.465*[.I27]+21" office:value-type="float" office:value="71.22" calcext:value-type="float">
            <text:p>71.22</text:p>
          </table:table-cell>
          <table:table-cell table:formula="of:=[.J27]*9/5+32" office:value-type="float" office:value="41" calcext:value-type="float">
            <text:p>4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5]*EXP([.$B$1]/[.C28])" office:value-type="float" office:value="28704.2903897308" calcext:value-type="float">
            <text:p>28704.2903897308</text:p>
          </table:table-cell>
          <table:table-cell table:formula="of:=[.A28]+273.15" office:value-type="float" office:value="273.15" calcext:value-type="float">
            <text:p>273.15</text:p>
          </table:table-cell>
          <table:table-cell/>
          <table:table-cell table:formula="of:=1/((1/[.$F$4])+(1/[.B28]))" office:value-type="float" office:value="14692.7908661879" calcext:value-type="float">
            <text:p>14692.7908661879</text:p>
          </table:table-cell>
          <table:table-cell table:formula="of:=[.E28]/([.E28]+[.$F$3])" office:value-type="float" office:value="0.737486578304843" calcext:value-type="float">
            <text:p>0.737486578304843</text:p>
          </table:table-cell>
          <table:table-cell table:formula="of:=[.F28]*100" office:value-type="float" office:value="73.7486578304843" calcext:value-type="float">
            <text:p>73.7486578304843</text:p>
          </table:table-cell>
          <table:table-cell table:formula="of:=[.A28]" office:value-type="float" office:value="0" calcext:value-type="float">
            <text:p>0</text:p>
          </table:table-cell>
          <table:table-cell table:formula="of:=[.I27]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0.465*[.I28]+21" office:value-type="float" office:value="70.755" calcext:value-type="float">
            <text:p>70.755</text:p>
          </table:table-cell>
          <table:table-cell table:formula="of:=[.J28]*9/5+32" office:value-type="float" office:value="42.8" calcext:value-type="float">
            <text:p>42.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5]*EXP([.$B$1]/[.C29])" office:value-type="float" office:value="27417.3410946033" calcext:value-type="float">
            <text:p>27417.3410946033</text:p>
          </table:table-cell>
          <table:table-cell table:formula="of:=[.A29]+273.15" office:value-type="float" office:value="274.15" calcext:value-type="float">
            <text:p>274.15</text:p>
          </table:table-cell>
          <table:table-cell/>
          <table:table-cell table:formula="of:=1/((1/[.$F$4])+(1/[.B29]))" office:value-type="float" office:value="14348.0548864417" calcext:value-type="float">
            <text:p>14348.0548864417</text:p>
          </table:table-cell>
          <table:table-cell table:formula="of:=[.E29]/([.E29]+[.$F$3])" office:value-type="float" office:value="0.732864167031123" calcext:value-type="float">
            <text:p>0.732864167031123</text:p>
          </table:table-cell>
          <table:table-cell table:formula="of:=[.F29]*100" office:value-type="float" office:value="73.2864167031124" calcext:value-type="float">
            <text:p>73.2864167031124</text:p>
          </table:table-cell>
          <table:table-cell table:formula="of:=[.A29]" office:value-type="float" office:value="1" calcext:value-type="float">
            <text:p>1</text:p>
          </table:table-cell>
          <table:table-cell table:formula="of:=[.I28]-1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0.465*[.I29]+21" office:value-type="float" office:value="70.29" calcext:value-type="float">
            <text:p>70.29</text:p>
          </table:table-cell>
          <table:table-cell table:formula="of:=[.J29]*9/5+32" office:value-type="float" office:value="44.6" calcext:value-type="float">
            <text:p>44.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5]*EXP([.$B$1]/[.C30])" office:value-type="float" office:value="26196.8250444014" calcext:value-type="float">
            <text:p>26196.8250444014</text:p>
          </table:table-cell>
          <table:table-cell table:formula="of:=[.A30]+273.15" office:value-type="float" office:value="275.15" calcext:value-type="float">
            <text:p>275.15</text:p>
          </table:table-cell>
          <table:table-cell/>
          <table:table-cell table:formula="of:=1/((1/[.$F$4])+(1/[.B30]))" office:value-type="float" office:value="14006.552469248" calcext:value-type="float">
            <text:p>14006.552469248</text:p>
          </table:table-cell>
          <table:table-cell table:formula="of:=[.E30]/([.E30]+[.$F$3])" office:value-type="float" office:value="0.7281217615079" calcext:value-type="float">
            <text:p>0.7281217615079</text:p>
          </table:table-cell>
          <table:table-cell table:formula="of:=[.F30]*100" office:value-type="float" office:value="72.81217615079" calcext:value-type="float">
            <text:p>72.81217615079</text:p>
          </table:table-cell>
          <table:table-cell table:formula="of:=[.A30]" office:value-type="float" office:value="2" calcext:value-type="float">
            <text:p>2</text:p>
          </table:table-cell>
          <table:table-cell table:formula="of:=[.I29]-1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0.465*[.I30]+21" office:value-type="float" office:value="69.825" calcext:value-type="float">
            <text:p>69.825</text:p>
          </table:table-cell>
          <table:table-cell table:formula="of:=[.J30]*9/5+32" office:value-type="float" office:value="46.4" calcext:value-type="float">
            <text:p>46.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5]*EXP([.$B$1]/[.C31])" office:value-type="float" office:value="25038.8982694225" calcext:value-type="float">
            <text:p>25038.8982694225</text:p>
          </table:table-cell>
          <table:table-cell table:formula="of:=[.A31]+273.15" office:value-type="float" office:value="276.15" calcext:value-type="float">
            <text:p>276.15</text:p>
          </table:table-cell>
          <table:table-cell/>
          <table:table-cell table:formula="of:=1/((1/[.$F$4])+(1/[.B31]))" office:value-type="float" office:value="13668.5871782746" calcext:value-type="float">
            <text:p>13668.5871782746</text:p>
          </table:table-cell>
          <table:table-cell table:formula="of:=[.E31]/([.E31]+[.$F$3])" office:value-type="float" office:value="0.72325973626154" calcext:value-type="float">
            <text:p>0.72325973626154</text:p>
          </table:table-cell>
          <table:table-cell table:formula="of:=[.F31]*100" office:value-type="float" office:value="72.325973626154" calcext:value-type="float">
            <text:p>72.325973626154</text:p>
          </table:table-cell>
          <table:table-cell table:formula="of:=[.A31]" office:value-type="float" office:value="3" calcext:value-type="float">
            <text:p>3</text:p>
          </table:table-cell>
          <table:table-cell table:formula="of:=[.I30]-1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0.465*[.I31]+21" office:value-type="float" office:value="69.36" calcext:value-type="float">
            <text:p>69.36</text:p>
          </table:table-cell>
          <table:table-cell table:formula="of:=[.J31]*9/5+32" office:value-type="float" office:value="48.2" calcext:value-type="float">
            <text:p>48.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5]*EXP([.$B$1]/[.C32])" office:value-type="float" office:value="23939.9617770541" calcext:value-type="float">
            <text:p>23939.9617770541</text:p>
          </table:table-cell>
          <table:table-cell table:formula="of:=[.A32]+273.15" office:value-type="float" office:value="277.15" calcext:value-type="float">
            <text:p>277.15</text:p>
          </table:table-cell>
          <table:table-cell/>
          <table:table-cell table:formula="of:=1/((1/[.$F$4])+(1/[.B32]))" office:value-type="float" office:value="13334.4441001307" calcext:value-type="float">
            <text:p>13334.4441001307</text:p>
          </table:table-cell>
          <table:table-cell table:formula="of:=[.E32]/([.E32]+[.$F$3])" office:value-type="float" office:value="0.718278663676055" calcext:value-type="float">
            <text:p>0.718278663676055</text:p>
          </table:table-cell>
          <table:table-cell table:formula="of:=[.F32]*100" office:value-type="float" office:value="71.8278663676055" calcext:value-type="float">
            <text:p>71.8278663676055</text:p>
          </table:table-cell>
          <table:table-cell table:formula="of:=[.A32]" office:value-type="float" office:value="4" calcext:value-type="float">
            <text:p>4</text:p>
          </table:table-cell>
          <table:table-cell table:formula="of:=[.I31]-1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0.465*[.I32]+21" office:value-type="float" office:value="68.895" calcext:value-type="float">
            <text:p>68.895</text:p>
          </table:table-cell>
          <table:table-cell table:formula="of:=[.J32]*9/5+3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5]*EXP([.$B$1]/[.C33])" office:value-type="float" office:value="22896.6445710341" calcext:value-type="float">
            <text:p>22896.6445710341</text:p>
          </table:table-cell>
          <table:table-cell table:formula="of:=[.A33]+273.15" office:value-type="float" office:value="278.15" calcext:value-type="float">
            <text:p>278.15</text:p>
          </table:table-cell>
          <table:table-cell/>
          <table:table-cell table:formula="of:=1/((1/[.$F$4])+(1/[.B33]))" office:value-type="float" office:value="13004.3893753381" calcext:value-type="float">
            <text:p>13004.3893753381</text:p>
          </table:table-cell>
          <table:table-cell table:formula="of:=[.E33]/([.E33]+[.$F$3])" office:value-type="float" office:value="0.713179317807399" calcext:value-type="float">
            <text:p>0.713179317807399</text:p>
          </table:table-cell>
          <table:table-cell table:formula="of:=[.F33]*100" office:value-type="float" office:value="71.3179317807399" calcext:value-type="float">
            <text:p>71.3179317807399</text:p>
          </table:table-cell>
          <table:table-cell table:formula="of:=[.A33]" office:value-type="float" office:value="5" calcext:value-type="float">
            <text:p>5</text:p>
          </table:table-cell>
          <table:table-cell table:formula="of:=[.I32]-1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0.465*[.I33]+21" office:value-type="float" office:value="68.43" calcext:value-type="float">
            <text:p>68.43</text:p>
          </table:table-cell>
          <table:table-cell table:formula="of:=[.J33]*9/5+32" office:value-type="float" office:value="50" calcext:value-type="float">
            <text:p>5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5]*EXP([.$B$1]/[.C34])" office:value-type="float" office:value="21905.7879387354" calcext:value-type="float">
            <text:p>21905.7879387354</text:p>
          </table:table-cell>
          <table:table-cell table:formula="of:=[.A34]+273.15" office:value-type="float" office:value="279.15" calcext:value-type="float">
            <text:p>279.15</text:p>
          </table:table-cell>
          <table:table-cell/>
          <table:table-cell table:formula="of:=1/((1/[.$F$4])+(1/[.B34]))" office:value-type="float" office:value="12678.6698767585" calcext:value-type="float">
            <text:p>12678.6698767585</text:p>
          </table:table-cell>
          <table:table-cell table:formula="of:=[.E34]/([.E34]+[.$F$3])" office:value-type="float" office:value="0.707962677519262" calcext:value-type="float">
            <text:p>0.707962677519262</text:p>
          </table:table-cell>
          <table:table-cell table:formula="of:=[.F34]*100" office:value-type="float" office:value="70.7962677519262" calcext:value-type="float">
            <text:p>70.7962677519262</text:p>
          </table:table-cell>
          <table:table-cell table:formula="of:=[.A34]" office:value-type="float" office:value="6" calcext:value-type="float">
            <text:p>6</text:p>
          </table:table-cell>
          <table:table-cell table:formula="of:=[.I33]-1"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formula="of:=0.465*[.I34]+21" office:value-type="float" office:value="67.965" calcext:value-type="float">
            <text:p>67.965</text:p>
          </table:table-cell>
          <table:table-cell table:formula="of:=[.J34]*9/5+32" office:value-type="float" office:value="51.8" calcext:value-type="float">
            <text:p>51.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5]*EXP([.$B$1]/[.C35])" office:value-type="float" office:value="20964.4309052313" calcext:value-type="float">
            <text:p>20964.4309052313</text:p>
          </table:table-cell>
          <table:table-cell table:formula="of:=[.A35]+273.15" office:value-type="float" office:value="280.15" calcext:value-type="float">
            <text:p>280.15</text:p>
          </table:table-cell>
          <table:table-cell/>
          <table:table-cell table:formula="of:=1/((1/[.$F$4])+(1/[.B35]))" office:value-type="float" office:value="12357.5130293446" calcext:value-type="float">
            <text:p>12357.5130293446</text:p>
          </table:table-cell>
          <table:table-cell table:formula="of:=[.E35]/([.E35]+[.$F$3])" office:value-type="float" office:value="0.702629928900476" calcext:value-type="float">
            <text:p>0.702629928900476</text:p>
          </table:table-cell>
          <table:table-cell table:formula="of:=[.F35]*100" office:value-type="float" office:value="70.2629928900476" calcext:value-type="float">
            <text:p>70.2629928900476</text:p>
          </table:table-cell>
          <table:table-cell table:formula="of:=[.A35]" office:value-type="float" office:value="7" calcext:value-type="float">
            <text:p>7</text:p>
          </table:table-cell>
          <table:table-cell table:formula="of:=[.I34]-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0.465*[.I35]+21" office:value-type="float" office:value="67.5" calcext:value-type="float">
            <text:p>67.5</text:p>
          </table:table-cell>
          <table:table-cell table:formula="of:=[.J35]*9/5+32" office:value-type="float" office:value="53.6" calcext:value-type="float">
            <text:p>53.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5]*EXP([.$B$1]/[.C36])" office:value-type="float" office:value="20069.7967614875" calcext:value-type="float">
            <text:p>20069.7967614875</text:p>
          </table:table-cell>
          <table:table-cell table:formula="of:=[.A36]+273.15" office:value-type="float" office:value="281.15" calcext:value-type="float">
            <text:p>281.15</text:p>
          </table:table-cell>
          <table:table-cell/>
          <table:table-cell table:formula="of:=1/((1/[.$F$4])+(1/[.B36]))" office:value-type="float" office:value="12041.1267638323" calcext:value-type="float">
            <text:p>12041.1267638323</text:p>
          </table:table-cell>
          <table:table-cell table:formula="of:=[.E36]/([.E36]+[.$F$3])" office:value-type="float" office:value="0.697182466927854" calcext:value-type="float">
            <text:p>0.697182466927854</text:p>
          </table:table-cell>
          <table:table-cell table:formula="of:=[.F36]*100" office:value-type="float" office:value="69.7182466927854" calcext:value-type="float">
            <text:p>69.7182466927854</text:p>
          </table:table-cell>
          <table:table-cell table:formula="of:=[.A36]" office:value-type="float" office:value="8" calcext:value-type="float">
            <text:p>8</text:p>
          </table:table-cell>
          <table:table-cell table:formula="of:=[.I35]-1"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0.465*[.I36]+21" office:value-type="float" office:value="67.035" calcext:value-type="float">
            <text:p>67.035</text:p>
          </table:table-cell>
          <table:table-cell table:formula="of:=[.J36]*9/5+32" office:value-type="float" office:value="55.4" calcext:value-type="float">
            <text:p>55.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5]*EXP([.$B$1]/[.C37])" office:value-type="float" office:value="19219.2805818479" calcext:value-type="float">
            <text:p>19219.2805818479</text:p>
          </table:table-cell>
          <table:table-cell table:formula="of:=[.A37]+273.15" office:value-type="float" office:value="282.15" calcext:value-type="float">
            <text:p>282.15</text:p>
          </table:table-cell>
          <table:table-cell/>
          <table:table-cell table:formula="of:=1/((1/[.$F$4])+(1/[.B37]))" office:value-type="float" office:value="11729.6995959536" calcext:value-type="float">
            <text:p>11729.6995959536</text:p>
          </table:table-cell>
          <table:table-cell table:formula="of:=[.E37]/([.E37]+[.$F$3])" office:value-type="float" office:value="0.691621896342561" calcext:value-type="float">
            <text:p>0.691621896342561</text:p>
          </table:table-cell>
          <table:table-cell table:formula="of:=[.F37]*100" office:value-type="float" office:value="69.1621896342561" calcext:value-type="float">
            <text:p>69.1621896342561</text:p>
          </table:table-cell>
          <table:table-cell table:formula="of:=[.A37]" office:value-type="float" office:value="9" calcext:value-type="float">
            <text:p>9</text:p>
          </table:table-cell>
          <table:table-cell table:formula="of:=[.I36]-1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formula="of:=0.465*[.I37]+21" office:value-type="float" office:value="66.57" calcext:value-type="float">
            <text:p>66.57</text:p>
          </table:table-cell>
          <table:table-cell table:formula="of:=[.J37]*9/5+32" office:value-type="float" office:value="55.4" calcext:value-type="float">
            <text:p>55.4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5]*EXP([.$B$1]/[.C38])" office:value-type="float" office:value="18410.437653103" calcext:value-type="float">
            <text:p>18410.437653103</text:p>
          </table:table-cell>
          <table:table-cell table:formula="of:=[.A38]+273.15" office:value-type="float" office:value="283.15" calcext:value-type="float">
            <text:p>283.15</text:p>
          </table:table-cell>
          <table:table-cell/>
          <table:table-cell table:formula="of:=1/((1/[.$F$4])+(1/[.B38]))" office:value-type="float" office:value="11423.400821925" calcext:value-type="float">
            <text:p>11423.400821925</text:p>
          </table:table-cell>
          <table:table-cell table:formula="of:=[.E38]/([.E38]+[.$F$3])" office:value-type="float" office:value="0.685950031712775" calcext:value-type="float">
            <text:p>0.685950031712775</text:p>
          </table:table-cell>
          <table:table-cell table:formula="of:=[.F38]*100" office:value-type="float" office:value="68.5950031712775" calcext:value-type="float">
            <text:p>68.5950031712775</text:p>
          </table:table-cell>
          <table:table-cell table:formula="of:=[.A38]" office:value-type="float" office:value="10" calcext:value-type="float">
            <text:p>10</text:p>
          </table:table-cell>
          <table:table-cell table:formula="of:=[.I37]-1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0.465*[.I38]+21" office:value-type="float" office:value="66.105" calcext:value-type="float">
            <text:p>66.105</text:p>
          </table:table-cell>
          <table:table-cell table:formula="of:=[.J38]*9/5+32" office:value-type="float" office:value="57.2" calcext:value-type="float">
            <text:p>57.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5]*EXP([.$B$1]/[.C39])" office:value-type="float" office:value="17640.9727439184" calcext:value-type="float">
            <text:p>17640.9727439184</text:p>
          </table:table-cell>
          <table:table-cell table:formula="of:=[.A39]+273.15" office:value-type="float" office:value="284.15" calcext:value-type="float">
            <text:p>284.15</text:p>
          </table:table-cell>
          <table:table-cell/>
          <table:table-cell table:formula="of:=1/((1/[.$F$4])+(1/[.B39]))" office:value-type="float" office:value="11122.3808203528" calcext:value-type="float">
            <text:p>11122.3808203528</text:p>
          </table:table-cell>
          <table:table-cell table:formula="of:=[.E39]/([.E39]+[.$F$3])" office:value-type="float" office:value="0.680168896660568" calcext:value-type="float">
            <text:p>0.680168896660568</text:p>
          </table:table-cell>
          <table:table-cell table:formula="of:=[.F39]*100" office:value-type="float" office:value="68.0168896660568" calcext:value-type="float">
            <text:p>68.0168896660568</text:p>
          </table:table-cell>
          <table:table-cell table:formula="of:=[.A39]" office:value-type="float" office:value="11" calcext:value-type="float">
            <text:p>11</text:p>
          </table:table-cell>
          <table:table-cell table:formula="of:=[.I38]-1"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0.465*[.I39]+21" office:value-type="float" office:value="65.64" calcext:value-type="float">
            <text:p>65.64</text:p>
          </table:table-cell>
          <table:table-cell table:formula="of:=[.J39]*9/5+32" office:value-type="float" office:value="59" calcext:value-type="float">
            <text:p>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5]*EXP([.$B$1]/[.C40])" office:value-type="float" office:value="16908.7301493192" calcext:value-type="float">
            <text:p>16908.7301493192</text:p>
          </table:table-cell>
          <table:table-cell table:formula="of:=[.A40]+273.15" office:value-type="float" office:value="285.15" calcext:value-type="float">
            <text:p>285.15</text:p>
          </table:table-cell>
          <table:table-cell/>
          <table:table-cell table:formula="of:=1/((1/[.$F$4])+(1/[.B40]))" office:value-type="float" office:value="10826.7714502788" calcext:value-type="float">
            <text:p>10826.7714502788</text:p>
          </table:table-cell>
          <table:table-cell table:formula="of:=[.E40]/([.E40]+[.$F$3])" office:value-type="float" office:value="0.6742807222364" calcext:value-type="float">
            <text:p>0.6742807222364</text:p>
          </table:table-cell>
          <table:table-cell table:formula="of:=[.F40]*100" office:value-type="float" office:value="67.42807222364" calcext:value-type="float">
            <text:p>67.42807222364</text:p>
          </table:table-cell>
          <table:table-cell table:formula="of:=[.A40]" office:value-type="float" office:value="12" calcext:value-type="float">
            <text:p>12</text:p>
          </table:table-cell>
          <table:table-cell table:formula="of:=[.I39]-1"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0.465*[.I40]+21" office:value-type="float" office:value="65.175" calcext:value-type="float">
            <text:p>65.175</text:p>
          </table:table-cell>
          <table:table-cell table:formula="of:=[.J40]*9/5+32" office:value-type="float" office:value="60.8" calcext:value-type="float">
            <text:p>60.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5]*EXP([.$B$1]/[.C41])" office:value-type="float" office:value="16211.6844503217" calcext:value-type="float">
            <text:p>16211.6844503217</text:p>
          </table:table-cell>
          <table:table-cell table:formula="of:=[.A41]+273.15" office:value-type="float" office:value="286.15" calcext:value-type="float">
            <text:p>286.15</text:p>
          </table:table-cell>
          <table:table-cell/>
          <table:table-cell table:formula="of:=1/((1/[.$F$4])+(1/[.B41]))" office:value-type="float" office:value="10536.6865348663" calcext:value-type="float">
            <text:p>10536.6865348663</text:p>
          </table:table-cell>
          <table:table-cell table:formula="of:=[.E41]/([.E41]+[.$F$3])" office:value-type="float" office:value="0.668287944430529" calcext:value-type="float">
            <text:p>0.668287944430529</text:p>
          </table:table-cell>
          <table:table-cell table:formula="of:=[.F41]*100" office:value-type="float" office:value="66.828794443053" calcext:value-type="float">
            <text:p>66.828794443053</text:p>
          </table:table-cell>
          <table:table-cell table:formula="of:=[.A41]" office:value-type="float" office:value="13" calcext:value-type="float">
            <text:p>13</text:p>
          </table:table-cell>
          <table:table-cell table:formula="of:=[.I40]-1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0.465*[.I41]+21" office:value-type="float" office:value="64.71" calcext:value-type="float">
            <text:p>64.71</text:p>
          </table:table-cell>
          <table:table-cell table:formula="of:=[.J41]*9/5+32" office:value-type="float" office:value="60.8" calcext:value-type="float">
            <text:p>60.8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5]*EXP([.$B$1]/[.C42])" office:value-type="float" office:value="15547.931933727" calcext:value-type="float">
            <text:p>15547.931933727</text:p>
          </table:table-cell>
          <table:table-cell table:formula="of:=[.A42]+273.15" office:value-type="float" office:value="287.15" calcext:value-type="float">
            <text:p>287.15</text:p>
          </table:table-cell>
          <table:table-cell/>
          <table:table-cell table:formula="of:=1/((1/[.$F$4])+(1/[.B42]))" office:value-type="float" office:value="10252.2224201663" calcext:value-type="float">
            <text:p>10252.2224201663</text:p>
          </table:table-cell>
          <table:table-cell table:formula="of:=[.E42]/([.E42]+[.$F$3])" office:value-type="float" office:value="0.662193200816721" calcext:value-type="float">
            <text:p>0.662193200816721</text:p>
          </table:table-cell>
          <table:table-cell table:formula="of:=[.F42]*100" office:value-type="float" office:value="66.2193200816721" calcext:value-type="float">
            <text:p>66.2193200816721</text:p>
          </table:table-cell>
          <table:table-cell table:formula="of:=[.A42]" office:value-type="float" office:value="14" calcext:value-type="float">
            <text:p>14</text:p>
          </table:table-cell>
          <table:table-cell table:formula="of:=[.I41]-1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formula="of:=0.465*[.I42]+21" office:value-type="float" office:value="64.245" calcext:value-type="float">
            <text:p>64.245</text:p>
          </table:table-cell>
          <table:table-cell table:formula="of:=[.J42]*9/5+32" office:value-type="float" office:value="62.6" calcext:value-type="float">
            <text:p>62.6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5]*EXP([.$B$1]/[.C43])" office:value-type="float" office:value="14915.6826215925" calcext:value-type="float">
            <text:p>14915.6826215925</text:p>
          </table:table-cell>
          <table:table-cell table:formula="of:=[.A43]+273.15" office:value-type="float" office:value="288.15" calcext:value-type="float">
            <text:p>288.15</text:p>
          </table:table-cell>
          <table:table-cell/>
          <table:table-cell table:formula="of:=1/((1/[.$F$4])+(1/[.B43]))" office:value-type="float" office:value="9973.45859850591" calcext:value-type="float">
            <text:p>9973.45859850591</text:p>
          </table:table-cell>
          <table:table-cell table:formula="of:=[.E43]/([.E43]+[.$F$3])" office:value-type="float" office:value="0.655999326329999" calcext:value-type="float">
            <text:p>0.655999326329999</text:p>
          </table:table-cell>
          <table:table-cell table:formula="of:=[.F43]*100" office:value-type="float" office:value="65.5999326329999" calcext:value-type="float">
            <text:p>65.5999326329999</text:p>
          </table:table-cell>
          <table:table-cell table:formula="of:=[.A43]" office:value-type="float" office:value="15" calcext:value-type="float">
            <text:p>15</text:p>
          </table:table-cell>
          <table:table-cell table:formula="of:=[.I42]-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0.465*[.I43]+21" office:value-type="float" office:value="63.78" calcext:value-type="float">
            <text:p>63.78</text:p>
          </table:table-cell>
          <table:table-cell table:formula="of:=[.J43]*9/5+32" office:value-type="float" office:value="64.4" calcext:value-type="float">
            <text:p>64.4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5]*EXP([.$B$1]/[.C44])" office:value-type="float" office:value="14313.2528639975" calcext:value-type="float">
            <text:p>14313.2528639975</text:p>
          </table:table-cell>
          <table:table-cell table:formula="of:=[.A44]+273.15" office:value-type="float" office:value="289.15" calcext:value-type="float">
            <text:p>289.15</text:p>
          </table:table-cell>
          <table:table-cell/>
          <table:table-cell table:formula="of:=1/((1/[.$F$4])+(1/[.B44]))" office:value-type="float" office:value="9700.4583862752" calcext:value-type="float">
            <text:p>9700.4583862752</text:p>
          </table:table-cell>
          <table:table-cell table:formula="of:=[.E44]/([.E44]+[.$F$3])" office:value-type="float" office:value="0.649709348186679" calcext:value-type="float">
            <text:p>0.649709348186679</text:p>
          </table:table-cell>
          <table:table-cell table:formula="of:=[.F44]*100" office:value-type="float" office:value="64.9709348186679" calcext:value-type="float">
            <text:p>64.9709348186679</text:p>
          </table:table-cell>
          <table:table-cell table:formula="of:=[.A44]" office:value-type="float" office:value="16" calcext:value-type="float">
            <text:p>16</text:p>
          </table:table-cell>
          <table:table-cell table:formula="of:=[.I43]-1"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formula="of:=0.465*[.I44]+21" office:value-type="float" office:value="63.315" calcext:value-type="float">
            <text:p>63.315</text:p>
          </table:table-cell>
          <table:table-cell table:formula="of:=[.J44]*9/5+32" office:value-type="float" office:value="66.2" calcext:value-type="float">
            <text:p>66.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5]*EXP([.$B$1]/[.C45])" office:value-type="float" office:value="13739.0584524797" calcext:value-type="float">
            <text:p>13739.0584524797</text:p>
          </table:table-cell>
          <table:table-cell table:formula="of:=[.A45]+273.15" office:value-type="float" office:value="290.15" calcext:value-type="float">
            <text:p>290.15</text:p>
          </table:table-cell>
          <table:table-cell/>
          <table:table-cell table:formula="of:=1/((1/[.$F$4])+(1/[.B45]))" office:value-type="float" office:value="9433.26964624279" calcext:value-type="float">
            <text:p>9433.26964624279</text:p>
          </table:table-cell>
          <table:table-cell table:formula="of:=[.E45]/([.E45]+[.$F$3])" office:value-type="float" office:value="0.643326479961439" calcext:value-type="float">
            <text:p>0.643326479961439</text:p>
          </table:table-cell>
          <table:table-cell table:formula="of:=[.F45]*100" office:value-type="float" office:value="64.3326479961439" calcext:value-type="float">
            <text:p>64.3326479961439</text:p>
          </table:table-cell>
          <table:table-cell table:formula="of:=[.A45]" office:value-type="float" office:value="17" calcext:value-type="float">
            <text:p>17</text:p>
          </table:table-cell>
          <table:table-cell table:formula="of:=[.I44]-1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0.465*[.I45]+21" office:value-type="float" office:value="62.85" calcext:value-type="float">
            <text:p>62.85</text:p>
          </table:table-cell>
          <table:table-cell table:formula="of:=[.J45]*9/5+32" office:value-type="float" office:value="66.2" calcext:value-type="float">
            <text:p>66.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5]*EXP([.$B$1]/[.C46])" office:value-type="float" office:value="13191.6082149469" calcext:value-type="float">
            <text:p>13191.6082149469</text:p>
          </table:table-cell>
          <table:table-cell table:formula="of:=[.A46]+273.15" office:value-type="float" office:value="291.15" calcext:value-type="float">
            <text:p>291.15</text:p>
          </table:table-cell>
          <table:table-cell/>
          <table:table-cell table:formula="of:=1/((1/[.$F$4])+(1/[.B46]))" office:value-type="float" office:value="9171.92554497917" calcext:value-type="float">
            <text:p>9171.92554497917</text:p>
          </table:table-cell>
          <table:table-cell table:formula="of:=[.E46]/([.E46]+[.$F$3])" office:value-type="float" office:value="0.636854114842769" calcext:value-type="float">
            <text:p>0.636854114842769</text:p>
          </table:table-cell>
          <table:table-cell table:formula="of:=[.F46]*100" office:value-type="float" office:value="63.6854114842769" calcext:value-type="float">
            <text:p>63.6854114842769</text:p>
          </table:table-cell>
          <table:table-cell table:formula="of:=[.A46]" office:value-type="float" office:value="18" calcext:value-type="float">
            <text:p>18</text:p>
          </table:table-cell>
          <table:table-cell table:formula="of:=[.I45]-1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0.465*[.I46]+21" office:value-type="float" office:value="62.385" calcext:value-type="float">
            <text:p>62.385</text:p>
          </table:table-cell>
          <table:table-cell table:formula="of:=[.J46]*9/5+32" office:value-type="float" office:value="68" calcext:value-type="float">
            <text:p>6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5]*EXP([.$B$1]/[.C47])" office:value-type="float" office:value="12669.4980560099" calcext:value-type="float">
            <text:p>12669.4980560099</text:p>
          </table:table-cell>
          <table:table-cell table:formula="of:=[.A47]+273.15" office:value-type="float" office:value="292.15" calcext:value-type="float">
            <text:p>292.15</text:p>
          </table:table-cell>
          <table:table-cell/>
          <table:table-cell table:formula="of:=1/((1/[.$F$4])+(1/[.B47]))" office:value-type="float" office:value="8916.44533649864" calcext:value-type="float">
            <text:p>8916.44533649864</text:p>
          </table:table-cell>
          <table:table-cell table:formula="of:=[.E47]/([.E47]+[.$F$3])" office:value-type="float" office:value="0.630295818094578" calcext:value-type="float">
            <text:p>0.630295818094578</text:p>
          </table:table-cell>
          <table:table-cell table:formula="of:=[.F47]*100" office:value-type="float" office:value="63.0295818094578" calcext:value-type="float">
            <text:p>63.0295818094578</text:p>
          </table:table-cell>
          <table:table-cell table:formula="of:=[.A47]" office:value-type="float" office:value="19" calcext:value-type="float">
            <text:p>19</text:p>
          </table:table-cell>
          <table:table-cell table:formula="of:=[.I46]-1"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formula="of:=0.465*[.I47]+21" office:value-type="float" office:value="61.92" calcext:value-type="float">
            <text:p>61.92</text:p>
          </table:table-cell>
          <table:table-cell table:formula="of:=[.J47]*9/5+32" office:value-type="float" office:value="69.8" calcext:value-type="float">
            <text:p>69.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5]*EXP([.$B$1]/[.C48])" office:value-type="float" office:value="12171.4054095562" calcext:value-type="float">
            <text:p>12171.4054095562</text:p>
          </table:table-cell>
          <table:table-cell table:formula="of:=[.A48]+273.15" office:value-type="float" office:value="293.15" calcext:value-type="float">
            <text:p>293.15</text:p>
          </table:table-cell>
          <table:table-cell/>
          <table:table-cell table:formula="of:=1/((1/[.$F$4])+(1/[.B48]))" office:value-type="float" office:value="8666.83516382021" calcext:value-type="float">
            <text:p>8666.83516382021</text:p>
          </table:table-cell>
          <table:table-cell table:formula="of:=[.E48]/([.E48]+[.$F$3])" office:value-type="float" office:value="0.623655318758038" calcext:value-type="float">
            <text:p>0.623655318758038</text:p>
          </table:table-cell>
          <table:table-cell table:formula="of:=[.F48]*100" office:value-type="float" office:value="62.3655318758038" calcext:value-type="float">
            <text:p>62.3655318758038</text:p>
          </table:table-cell>
          <table:table-cell table:formula="of:=[.A48]" office:value-type="float" office:value="20" calcext:value-type="float">
            <text:p>20</text:p>
          </table:table-cell>
          <table:table-cell table:formula="of:=[.I47]-1"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0.465*[.I48]+21" office:value-type="float" office:value="61.455" calcext:value-type="float">
            <text:p>61.455</text:p>
          </table:table-cell>
          <table:table-cell table:formula="of:=[.J48]*9/5+32" office:value-type="float" office:value="71.6" calcext:value-type="float">
            <text:p>71.6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5]*EXP([.$B$1]/[.C49])" office:value-type="float" office:value="11696.084073014" calcext:value-type="float">
            <text:p>11696.084073014</text:p>
          </table:table-cell>
          <table:table-cell table:formula="of:=[.A49]+273.15" office:value-type="float" office:value="294.15" calcext:value-type="float">
            <text:p>294.15</text:p>
          </table:table-cell>
          <table:table-cell/>
          <table:table-cell table:formula="of:=1/((1/[.$F$4])+(1/[.B49]))" office:value-type="float" office:value="8423.08887078318" calcext:value-type="float">
            <text:p>8423.08887078318</text:p>
          </table:table-cell>
          <table:table-cell table:formula="of:=[.E49]/([.E49]+[.$F$3])" office:value-type="float" office:value="0.616936500633794" calcext:value-type="float">
            <text:p>0.616936500633794</text:p>
          </table:table-cell>
          <table:table-cell table:formula="of:=[.F49]*100" office:value-type="float" office:value="61.6936500633794" calcext:value-type="float">
            <text:p>61.6936500633794</text:p>
          </table:table-cell>
          <table:table-cell table:formula="of:=[.A49]" office:value-type="float" office:value="21" calcext:value-type="float">
            <text:p>21</text:p>
          </table:table-cell>
          <table:table-cell table:formula="of:=[.I48]-1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formula="of:=0.465*[.I49]+21" office:value-type="float" office:value="60.99" calcext:value-type="float">
            <text:p>60.99</text:p>
          </table:table-cell>
          <table:table-cell table:formula="of:=[.J49]*9/5+32" office:value-type="float" office:value="73.4" calcext:value-type="float">
            <text:p>73.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5]*EXP([.$B$1]/[.C50])" office:value-type="float" office:value="11242.3593951664" calcext:value-type="float">
            <text:p>11242.3593951664</text:p>
          </table:table-cell>
          <table:table-cell table:formula="of:=[.A50]+273.15" office:value-type="float" office:value="295.15" calcext:value-type="float">
            <text:p>295.15</text:p>
          </table:table-cell>
          <table:table-cell/>
          <table:table-cell table:formula="of:=1/((1/[.$F$4])+(1/[.B50]))" office:value-type="float" office:value="8185.18881711604" calcext:value-type="float">
            <text:p>8185.18881711604</text:p>
          </table:table-cell>
          <table:table-cell table:formula="of:=[.E50]/([.E50]+[.$F$3])" office:value-type="float" office:value="0.610143392590405" calcext:value-type="float">
            <text:p>0.610143392590405</text:p>
          </table:table-cell>
          <table:table-cell table:formula="of:=[.F50]*100" office:value-type="float" office:value="61.0143392590405" calcext:value-type="float">
            <text:p>61.0143392590405</text:p>
          </table:table-cell>
          <table:table-cell table:formula="of:=[.A50]" office:value-type="float" office:value="22" calcext:value-type="float">
            <text:p>22</text:p>
          </table:table-cell>
          <table:table-cell table:formula="of:=[.I49]-1"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formula="of:=0.465*[.I50]+21" office:value-type="float" office:value="60.525" calcext:value-type="float">
            <text:p>60.525</text:p>
          </table:table-cell>
          <table:table-cell table:formula="of:=[.J50]*9/5+32" office:value-type="float" office:value="73.4" calcext:value-type="float">
            <text:p>73.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5]*EXP([.$B$1]/[.C51])" office:value-type="float" office:value="10809.123791585" calcext:value-type="float">
            <text:p>10809.123791585</text:p>
          </table:table-cell>
          <table:table-cell table:formula="of:=[.A51]+273.15" office:value-type="float" office:value="296.15" calcext:value-type="float">
            <text:p>296.15</text:p>
          </table:table-cell>
          <table:table-cell/>
          <table:table-cell table:formula="of:=1/((1/[.$F$4])+(1/[.B51]))" office:value-type="float" office:value="7953.1066904355" calcext:value-type="float">
            <text:p>7953.1066904355</text:p>
          </table:table-cell>
          <table:table-cell table:formula="of:=[.E51]/([.E51]+[.$F$3])" office:value-type="float" office:value="0.603280158250223" calcext:value-type="float">
            <text:p>0.603280158250223</text:p>
          </table:table-cell>
          <table:table-cell table:formula="of:=[.F51]*100" office:value-type="float" office:value="60.3280158250223" calcext:value-type="float">
            <text:p>60.3280158250223</text:p>
          </table:table-cell>
          <table:table-cell table:formula="of:=[.A51]" office:value-type="float" office:value="23" calcext:value-type="float">
            <text:p>23</text:p>
          </table:table-cell>
          <table:table-cell table:formula="of:=[.I50]-1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formula="of:=0.465*[.I51]+21" office:value-type="float" office:value="60.06" calcext:value-type="float">
            <text:p>60.06</text:p>
          </table:table-cell>
          <table:table-cell table:formula="of:=[.J51]*9/5+32" office:value-type="float" office:value="75.2" calcext:value-type="float">
            <text:p>75.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5]*EXP([.$B$1]/[.C52])" office:value-type="float" office:value="10395.3325637776" calcext:value-type="float">
            <text:p>10395.3325637776</text:p>
          </table:table-cell>
          <table:table-cell table:formula="of:=[.A52]+273.15" office:value-type="float" office:value="297.15" calcext:value-type="float">
            <text:p>297.15</text:p>
          </table:table-cell>
          <table:table-cell/>
          <table:table-cell table:formula="of:=1/((1/[.$F$4])+(1/[.B52]))" office:value-type="float" office:value="7726.80430953143" calcext:value-type="float">
            <text:p>7726.80430953143</text:p>
          </table:table-cell>
          <table:table-cell table:formula="of:=[.E52]/([.E52]+[.$F$3])" office:value-type="float" office:value="0.596351085108799" calcext:value-type="float">
            <text:p>0.596351085108799</text:p>
          </table:table-cell>
          <table:table-cell table:formula="of:=[.F52]*100" office:value-type="float" office:value="59.6351085108799" calcext:value-type="float">
            <text:p>59.6351085108799</text:p>
          </table:table-cell>
          <table:table-cell table:formula="of:=[.A52]" office:value-type="float" office:value="24" calcext:value-type="float">
            <text:p>24</text:p>
          </table:table-cell>
          <table:table-cell table:formula="of:=[.I51]-1"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formula="of:=0.465*[.I52]+21" office:value-type="float" office:value="59.595" calcext:value-type="float">
            <text:p>59.595</text:p>
          </table:table-cell>
          <table:table-cell table:formula="of:=[.J52]*9/5+32" office:value-type="float" office:value="75.2" calcext:value-type="float">
            <text:p>75.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5]*EXP([.$B$1]/[.C53])" office:value-type="float" office:value="10000" calcext:value-type="float">
            <text:p>10000</text:p>
          </table:table-cell>
          <table:table-cell table:formula="of:=[.A53]+273.15" office:value-type="float" office:value="298.15" calcext:value-type="float">
            <text:p>298.15</text:p>
          </table:table-cell>
          <table:table-cell/>
          <table:table-cell table:formula="of:=1/((1/[.$F$4])+(1/[.B53]))" office:value-type="float" office:value="7506.23441396509" calcext:value-type="float">
            <text:p>7506.23441396509</text:p>
          </table:table-cell>
          <table:table-cell table:formula="of:=[.E53]/([.E53]+[.$F$3])" office:value-type="float" office:value="0.589360573148262" calcext:value-type="float">
            <text:p>0.589360573148262</text:p>
          </table:table-cell>
          <table:table-cell table:formula="of:=[.F53]*100" office:value-type="float" office:value="58.9360573148263" calcext:value-type="float">
            <text:p>58.9360573148263</text:p>
          </table:table-cell>
          <table:table-cell table:formula="of:=[.A53]" office:value-type="float" office:value="25" calcext:value-type="float">
            <text:p>25</text:p>
          </table:table-cell>
          <table:table-cell table:formula="of:=[.I52]-1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0.465*[.I53]+21" office:value-type="float" office:value="59.13" calcext:value-type="float">
            <text:p>59.13</text:p>
          </table:table-cell>
          <table:table-cell table:formula="of:=[.J53]*9/5+32" office:value-type="float" office:value="77" calcext:value-type="float">
            <text:p>77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5]*EXP([.$B$1]/[.C54])" office:value-type="float" office:value="9622.19573738993" calcext:value-type="float">
            <text:p>9622.19573738993</text:p>
          </table:table-cell>
          <table:table-cell table:formula="of:=[.A54]+273.15" office:value-type="float" office:value="299.15" calcext:value-type="float">
            <text:p>299.15</text:p>
          </table:table-cell>
          <table:table-cell/>
          <table:table-cell table:formula="of:=1/((1/[.$F$4])+(1/[.B54]))" office:value-type="float" office:value="7291.34143566022" calcext:value-type="float">
            <text:p>7291.34143566022</text:p>
          </table:table-cell>
          <table:table-cell table:formula="of:=[.E54]/([.E54]+[.$F$3])" office:value-type="float" office:value="0.582313123008914" calcext:value-type="float">
            <text:p>0.582313123008914</text:p>
          </table:table-cell>
          <table:table-cell table:formula="of:=[.F54]*100" office:value-type="float" office:value="58.2313123008914" calcext:value-type="float">
            <text:p>58.2313123008914</text:p>
          </table:table-cell>
          <table:table-cell table:formula="of:=[.A54]" office:value-type="float" office:value="26" calcext:value-type="float">
            <text:p>26</text:p>
          </table:table-cell>
          <table:table-cell table:formula="of:=[.I53]-1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0.465*[.I54]+21" office:value-type="float" office:value="58.665" calcext:value-type="float">
            <text:p>58.665</text:p>
          </table:table-cell>
          <table:table-cell table:formula="of:=[.J54]*9/5+32" office:value-type="float" office:value="77" calcext:value-type="float">
            <text:p>77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5]*EXP([.$B$1]/[.C55])" office:value-type="float" office:value="9261.04136664338" calcext:value-type="float">
            <text:p>9261.04136664338</text:p>
          </table:table-cell>
          <table:table-cell table:formula="of:=[.A55]+273.15" office:value-type="float" office:value="300.15" calcext:value-type="float">
            <text:p>300.15</text:p>
          </table:table-cell>
          <table:table-cell/>
          <table:table-cell table:formula="of:=1/((1/[.$F$4])+(1/[.B55]))" office:value-type="float" office:value="7082.06224879506" calcext:value-type="float">
            <text:p>7082.06224879506</text:p>
          </table:table-cell>
          <table:table-cell table:formula="of:=[.E55]/([.E55]+[.$F$3])" office:value-type="float" office:value="0.575213323786448" calcext:value-type="float">
            <text:p>0.575213323786448</text:p>
          </table:table-cell>
          <table:table-cell table:formula="of:=[.F55]*100" office:value-type="float" office:value="57.5213323786448" calcext:value-type="float">
            <text:p>57.5213323786448</text:p>
          </table:table-cell>
          <table:table-cell table:formula="of:=[.A55]" office:value-type="float" office:value="27" calcext:value-type="float">
            <text:p>27</text:p>
          </table:table-cell>
          <table:table-cell table:formula="of:=[.I54]-1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0.465*[.I55]+21" office:value-type="float" office:value="58.2" calcext:value-type="float">
            <text:p>58.2</text:p>
          </table:table-cell>
          <table:table-cell table:formula="of:=[.J55]*9/5+32" office:value-type="float" office:value="78.8" calcext:value-type="float">
            <text:p>78.8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5]*EXP([.$B$1]/[.C56])" office:value-type="float" office:value="8915.70726189302" calcext:value-type="float">
            <text:p>8915.70726189302</text:p>
          </table:table-cell>
          <table:table-cell table:formula="of:=[.A56]+273.15" office:value-type="float" office:value="301.15" calcext:value-type="float">
            <text:p>301.15</text:p>
          </table:table-cell>
          <table:table-cell/>
          <table:table-cell table:formula="of:=1/((1/[.$F$4])+(1/[.B56]))" office:value-type="float" office:value="6878.32689489887" calcext:value-type="float">
            <text:p>6878.32689489887</text:p>
          </table:table-cell>
          <table:table-cell table:formula="of:=[.E56]/([.E56]+[.$F$3])" office:value-type="float" office:value="0.568065840524726" calcext:value-type="float">
            <text:p>0.568065840524726</text:p>
          </table:table-cell>
          <table:table-cell table:formula="of:=[.F56]*100" office:value-type="float" office:value="56.8065840524726" calcext:value-type="float">
            <text:p>56.8065840524726</text:p>
          </table:table-cell>
          <table:table-cell table:formula="of:=[.A56]" office:value-type="float" office:value="28" calcext:value-type="float">
            <text:p>28</text:p>
          </table:table-cell>
          <table:table-cell table:formula="of:=[.I55]-1"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0.465*[.I56]+21" office:value-type="float" office:value="57.735" calcext:value-type="float">
            <text:p>57.735</text:p>
          </table:table-cell>
          <table:table-cell table:formula="of:=[.J56]*9/5+32" office:value-type="float" office:value="80.6" calcext:value-type="float">
            <text:p>80.6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5]*EXP([.$B$1]/[.C57])" office:value-type="float" office:value="8585.40961976829" calcext:value-type="float">
            <text:p>8585.40961976829</text:p>
          </table:table-cell>
          <table:table-cell table:formula="of:=[.A57]+273.15" office:value-type="float" office:value="302.15" calcext:value-type="float">
            <text:p>302.15</text:p>
          </table:table-cell>
          <table:table-cell/>
          <table:table-cell table:formula="of:=1/((1/[.$F$4])+(1/[.B57]))" office:value-type="float" office:value="6680.05928061757" calcext:value-type="float">
            <text:p>6680.05928061757</text:p>
          </table:table-cell>
          <table:table-cell table:formula="of:=[.E57]/([.E57]+[.$F$3])" office:value-type="float" office:value="0.560875401475851" calcext:value-type="float">
            <text:p>0.560875401475851</text:p>
          </table:table-cell>
          <table:table-cell table:formula="of:=[.F57]*100" office:value-type="float" office:value="56.0875401475851" calcext:value-type="float">
            <text:p>56.0875401475851</text:p>
          </table:table-cell>
          <table:table-cell table:formula="of:=[.A57]" office:value-type="float" office:value="29" calcext:value-type="float">
            <text:p>29</text:p>
          </table:table-cell>
          <table:table-cell table:formula="of:=[.I56]-1"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0.465*[.I57]+21" office:value-type="float" office:value="57.27" calcext:value-type="float">
            <text:p>57.27</text:p>
          </table:table-cell>
          <table:table-cell table:formula="of:=[.J57]*9/5+32" office:value-type="float" office:value="80.6" calcext:value-type="float">
            <text:p>80.6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5]*EXP([.$B$1]/[.C58])" office:value-type="float" office:value="8269.4076928315" calcext:value-type="float">
            <text:p>8269.4076928315</text:p>
          </table:table-cell>
          <table:table-cell table:formula="of:=[.A58]+273.15" office:value-type="float" office:value="303.15" calcext:value-type="float">
            <text:p>303.15</text:p>
          </table:table-cell>
          <table:table-cell/>
          <table:table-cell table:formula="of:=1/((1/[.$F$4])+(1/[.B58]))" office:value-type="float" office:value="6487.17784613421" calcext:value-type="float">
            <text:p>6487.17784613421</text:p>
          </table:table-cell>
          <table:table-cell table:formula="of:=[.E58]/([.E58]+[.$F$3])" office:value-type="float" office:value="0.553646785200456" calcext:value-type="float">
            <text:p>0.553646785200456</text:p>
          </table:table-cell>
          <table:table-cell table:formula="of:=[.F58]*100" office:value-type="float" office:value="55.3646785200456" calcext:value-type="float">
            <text:p>55.3646785200456</text:p>
          </table:table-cell>
          <table:table-cell table:formula="of:=[.A58]" office:value-type="float" office:value="30" calcext:value-type="float">
            <text:p>30</text:p>
          </table:table-cell>
          <table:table-cell table:formula="of:=[.I57]-1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0.465*[.I58]+21" office:value-type="float" office:value="56.805" calcext:value-type="float">
            <text:p>56.805</text:p>
          </table:table-cell>
          <table:table-cell table:formula="of:=[.J58]*9/5+32" office:value-type="float" office:value="82.4" calcext:value-type="float">
            <text:p>82.4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5]*EXP([.$B$1]/[.C59])" office:value-type="float" office:value="7967.00120370081" calcext:value-type="float">
            <text:p>7967.00120370081</text:p>
          </table:table-cell>
          <table:table-cell table:formula="of:=[.A59]+273.15" office:value-type="float" office:value="304.15" calcext:value-type="float">
            <text:p>304.15</text:p>
          </table:table-cell>
          <table:table-cell/>
          <table:table-cell table:formula="of:=1/((1/[.$F$4])+(1/[.B59]))" office:value-type="float" office:value="6299.5962027101" calcext:value-type="float">
            <text:p>6299.5962027101</text:p>
          </table:table-cell>
          <table:table-cell table:formula="of:=[.E59]/([.E59]+[.$F$3])" office:value-type="float" office:value="0.546384807581496" calcext:value-type="float">
            <text:p>0.546384807581496</text:p>
          </table:table-cell>
          <table:table-cell table:formula="of:=[.F59]*100" office:value-type="float" office:value="54.6384807581496" calcext:value-type="float">
            <text:p>54.6384807581496</text:p>
          </table:table-cell>
          <table:table-cell table:formula="of:=[.A59]" office:value-type="float" office:value="31" calcext:value-type="float">
            <text:p>31</text:p>
          </table:table-cell>
          <table:table-cell table:formula="of:=[.I58]-1"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formula="of:=0.465*[.I59]+21" office:value-type="float" office:value="56.34" calcext:value-type="float">
            <text:p>56.34</text:p>
          </table:table-cell>
          <table:table-cell table:formula="of:=[.J59]*9/5+32" office:value-type="float" office:value="84.2" calcext:value-type="float">
            <text:p>84.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5]*EXP([.$B$1]/[.C60])" office:value-type="float" office:value="7677.52792719854" calcext:value-type="float">
            <text:p>7677.52792719854</text:p>
          </table:table-cell>
          <table:table-cell table:formula="of:=[.A60]+273.15" office:value-type="float" office:value="305.15" calcext:value-type="float">
            <text:p>305.15</text:p>
          </table:table-cell>
          <table:table-cell/>
          <table:table-cell table:formula="of:=1/((1/[.$F$4])+(1/[.B60]))" office:value-type="float" office:value="6117.22373825039" calcext:value-type="float">
            <text:p>6117.22373825039</text:p>
          </table:table-cell>
          <table:table-cell table:formula="of:=[.E60]/([.E60]+[.$F$3])" office:value-type="float" office:value="0.539094308824618" calcext:value-type="float">
            <text:p>0.539094308824618</text:p>
          </table:table-cell>
          <table:table-cell table:formula="of:=[.F60]*100" office:value-type="float" office:value="53.9094308824618" calcext:value-type="float">
            <text:p>53.9094308824618</text:p>
          </table:table-cell>
          <table:table-cell table:formula="of:=[.A60]" office:value-type="float" office:value="32" calcext:value-type="float">
            <text:p>32</text:p>
          </table:table-cell>
          <table:table-cell table:formula="of:=[.I59]-1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0.465*[.I60]+21" office:value-type="float" office:value="55.875" calcext:value-type="float">
            <text:p>55.875</text:p>
          </table:table-cell>
          <table:table-cell table:formula="of:=[.J60]*9/5+32" office:value-type="float" office:value="84.2" calcext:value-type="float">
            <text:p>84.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5]*EXP([.$B$1]/[.C61])" office:value-type="float" office:value="7400.36142880896" calcext:value-type="float">
            <text:p>7400.36142880896</text:p>
          </table:table-cell>
          <table:table-cell table:formula="of:=[.A61]+273.15" office:value-type="float" office:value="306.15" calcext:value-type="float">
            <text:p>306.15</text:p>
          </table:table-cell>
          <table:table-cell/>
          <table:table-cell table:formula="of:=1/((1/[.$F$4])+(1/[.B61]))" office:value-type="float" office:value="5939.96619019318" calcext:value-type="float">
            <text:p>5939.96619019318</text:p>
          </table:table-cell>
          <table:table-cell table:formula="of:=[.E61]/([.E61]+[.$F$3])" office:value-type="float" office:value="0.531780140517189" calcext:value-type="float">
            <text:p>0.531780140517189</text:p>
          </table:table-cell>
          <table:table-cell table:formula="of:=[.F61]*100" office:value-type="float" office:value="53.1780140517189" calcext:value-type="float">
            <text:p>53.1780140517189</text:p>
          </table:table-cell>
          <table:table-cell table:formula="of:=[.A61]" office:value-type="float" office:value="33" calcext:value-type="float">
            <text:p>33</text:p>
          </table:table-cell>
          <table:table-cell table:formula="of:=[.I60]-1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0.465*[.I61]+21" office:value-type="float" office:value="55.41" calcext:value-type="float">
            <text:p>55.41</text:p>
          </table:table-cell>
          <table:table-cell table:formula="of:=[.J61]*9/5+32" office:value-type="float" office:value="86" calcext:value-type="float">
            <text:p>86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5]*EXP([.$B$1]/[.C62])" office:value-type="float" office:value="7134.90894860062" calcext:value-type="float">
            <text:p>7134.90894860062</text:p>
          </table:table-cell>
          <table:table-cell table:formula="of:=[.A62]+273.15" office:value-type="float" office:value="307.15" calcext:value-type="float">
            <text:p>307.15</text:p>
          </table:table-cell>
          <table:table-cell/>
          <table:table-cell table:formula="of:=1/((1/[.$F$4])+(1/[.B62]))" office:value-type="float" office:value="5767.72618537449" calcext:value-type="float">
            <text:p>5767.72618537449</text:p>
          </table:table-cell>
          <table:table-cell table:formula="of:=[.E62]/([.E62]+[.$F$3])" office:value-type="float" office:value="0.524447152816443" calcext:value-type="float">
            <text:p>0.524447152816443</text:p>
          </table:table-cell>
          <table:table-cell table:formula="of:=[.F62]*100" office:value-type="float" office:value="52.4447152816443" calcext:value-type="float">
            <text:p>52.4447152816443</text:p>
          </table:table-cell>
          <table:table-cell table:formula="of:=[.A62]" office:value-type="float" office:value="34" calcext:value-type="float">
            <text:p>34</text:p>
          </table:table-cell>
          <table:table-cell table:formula="of:=[.I61]-1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0.465*[.I62]+21" office:value-type="float" office:value="54.945" calcext:value-type="float">
            <text:p>54.945</text:p>
          </table:table-cell>
          <table:table-cell table:formula="of:=[.J62]*9/5+32" office:value-type="float" office:value="87.8" calcext:value-type="float">
            <text:p>87.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5]*EXP([.$B$1]/[.C63])" office:value-type="float" office:value="6880.60942057031" calcext:value-type="float">
            <text:p>6880.60942057031</text:p>
          </table:table-cell>
          <table:table-cell table:formula="of:=[.A63]+273.15" office:value-type="float" office:value="308.15" calcext:value-type="float">
            <text:p>308.15</text:p>
          </table:table-cell>
          <table:table-cell/>
          <table:table-cell table:formula="of:=1/((1/[.$F$4])+(1/[.B63]))" office:value-type="float" office:value="5600.40374683399" calcext:value-type="float">
            <text:p>5600.40374683399</text:p>
          </table:table-cell>
          <table:table-cell table:formula="of:=[.E63]/([.E63]+[.$F$3])" office:value-type="float" office:value="0.517100181834969" calcext:value-type="float">
            <text:p>0.517100181834969</text:p>
          </table:table-cell>
          <table:table-cell table:formula="of:=[.F63]*100" office:value-type="float" office:value="51.7100181834969" calcext:value-type="float">
            <text:p>51.7100181834969</text:p>
          </table:table-cell>
          <table:table-cell table:formula="of:=[.A63]" office:value-type="float" office:value="35" calcext:value-type="float">
            <text:p>35</text:p>
          </table:table-cell>
          <table:table-cell table:formula="of:=[.I62]-1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0.465*[.I63]+21" office:value-type="float" office:value="54.48" calcext:value-type="float">
            <text:p>54.48</text:p>
          </table:table-cell>
          <table:table-cell table:formula="of:=[.J63]*9/5+32" office:value-type="float" office:value="87.8" calcext:value-type="float">
            <text:p>87.8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5]*EXP([.$B$1]/[.C64])" office:value-type="float" office:value="6636.93161810513" calcext:value-type="float">
            <text:p>6636.93161810513</text:p>
          </table:table-cell>
          <table:table-cell table:formula="of:=[.A64]+273.15" office:value-type="float" office:value="309.15" calcext:value-type="float">
            <text:p>309.15</text:p>
          </table:table-cell>
          <table:table-cell/>
          <table:table-cell table:formula="of:=1/((1/[.$F$4])+(1/[.B64]))" office:value-type="float" office:value="5437.89676779948" calcext:value-type="float">
            <text:p>5437.89676779948</text:p>
          </table:table-cell>
          <table:table-cell table:formula="of:=[.E64]/([.E64]+[.$F$3])" office:value-type="float" office:value="0.509744037288916" calcext:value-type="float">
            <text:p>0.509744037288916</text:p>
          </table:table-cell>
          <table:table-cell table:formula="of:=[.F64]*100" office:value-type="float" office:value="50.9744037288916" calcext:value-type="float">
            <text:p>50.9744037288916</text:p>
          </table:table-cell>
          <table:table-cell table:formula="of:=[.A64]" office:value-type="float" office:value="36" calcext:value-type="float">
            <text:p>36</text:p>
          </table:table-cell>
          <table:table-cell table:formula="of:=[.I63]-1"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formula="of:=0.465*[.I64]+21" office:value-type="float" office:value="54.015" calcext:value-type="float">
            <text:p>54.015</text:p>
          </table:table-cell>
          <table:table-cell table:formula="of:=[.J64]*9/5+32" office:value-type="float" office:value="89.6" calcext:value-type="float">
            <text:p>89.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5]*EXP([.$B$1]/[.C65])" office:value-type="float" office:value="6403.37241694085" calcext:value-type="float">
            <text:p>6403.37241694085</text:p>
          </table:table-cell>
          <table:table-cell table:formula="of:=[.A65]+273.15" office:value-type="float" office:value="310.15" calcext:value-type="float">
            <text:p>310.15</text:p>
          </table:table-cell>
          <table:table-cell/>
          <table:table-cell table:formula="of:=1/((1/[.$F$4])+(1/[.B65]))" office:value-type="float" office:value="5280.10145332408" calcext:value-type="float">
            <text:p>5280.10145332408</text:p>
          </table:table-cell>
          <table:table-cell table:formula="of:=[.E65]/([.E65]+[.$F$3])" office:value-type="float" office:value="0.502383490470886" calcext:value-type="float">
            <text:p>0.502383490470886</text:p>
          </table:table-cell>
          <table:table-cell table:formula="of:=[.F65]*100" office:value-type="float" office:value="50.2383490470886" calcext:value-type="float">
            <text:p>50.2383490470886</text:p>
          </table:table-cell>
          <table:table-cell table:formula="of:=[.A65]" office:value-type="float" office:value="37" calcext:value-type="float">
            <text:p>37</text:p>
          </table:table-cell>
          <table:table-cell table:formula="of:=[.I64]-1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0.465*[.I65]+21" office:value-type="float" office:value="53.55" calcext:value-type="float">
            <text:p>53.55</text:p>
          </table:table-cell>
          <table:table-cell table:formula="of:=[.J65]*9/5+32" office:value-type="float" office:value="89.6" calcext:value-type="float">
            <text:p>89.6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5]*EXP([.$B$1]/[.C66])" office:value-type="float" office:value="6179.45516762324" calcext:value-type="float">
            <text:p>6179.45516762324</text:p>
          </table:table-cell>
          <table:table-cell table:formula="of:=[.A66]+273.15" office:value-type="float" office:value="311.15" calcext:value-type="float">
            <text:p>311.15</text:p>
          </table:table-cell>
          <table:table-cell/>
          <table:table-cell table:formula="of:=1/((1/[.$F$4])+(1/[.B66]))" office:value-type="float" office:value="5126.91273025104" calcext:value-type="float">
            <text:p>5126.91273025104</text:p>
          </table:table-cell>
          <table:table-cell table:formula="of:=[.E66]/([.E66]+[.$F$3])" office:value-type="float" office:value="0.495023262605667" calcext:value-type="float">
            <text:p>0.495023262605667</text:p>
          </table:table-cell>
          <table:table-cell table:formula="of:=[.F66]*100" office:value-type="float" office:value="49.5023262605667" calcext:value-type="float">
            <text:p>49.5023262605667</text:p>
          </table:table-cell>
          <table:table-cell table:formula="of:=[.A66]" office:value-type="float" office:value="38" calcext:value-type="float">
            <text:p>38</text:p>
          </table:table-cell>
          <table:table-cell table:formula="of:=[.I65]-1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0.465*[.I66]+21" office:value-type="float" office:value="53.085" calcext:value-type="float">
            <text:p>53.085</text:p>
          </table:table-cell>
          <table:table-cell table:formula="of:=[.J66]*9/5+32" office:value-type="float" office:value="91.4" calcext:value-type="float">
            <text:p>91.4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5]*EXP([.$B$1]/[.C67])" office:value-type="float" office:value="5964.72817005877" calcext:value-type="float">
            <text:p>5964.72817005877</text:p>
          </table:table-cell>
          <table:table-cell table:formula="of:=[.A67]+273.15" office:value-type="float" office:value="312.15" calcext:value-type="float">
            <text:p>312.15</text:p>
          </table:table-cell>
          <table:table-cell/>
          <table:table-cell table:formula="of:=1/((1/[.$F$4])+(1/[.B67]))" office:value-type="float" office:value="4978.224626349" calcext:value-type="float">
            <text:p>4978.224626349</text:p>
          </table:table-cell>
          <table:table-cell table:formula="of:=[.E67]/([.E67]+[.$F$3])" office:value-type="float" office:value="0.487668013642591" calcext:value-type="float">
            <text:p>0.487668013642591</text:p>
          </table:table-cell>
          <table:table-cell table:formula="of:=[.F67]*100" office:value-type="float" office:value="48.7668013642591" calcext:value-type="float">
            <text:p>48.7668013642591</text:p>
          </table:table-cell>
          <table:table-cell table:formula="of:=[.A67]" office:value-type="float" office:value="39" calcext:value-type="float">
            <text:p>39</text:p>
          </table:table-cell>
          <table:table-cell table:formula="of:=[.I66]-1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0.465*[.I67]+21" office:value-type="float" office:value="52.62" calcext:value-type="float">
            <text:p>52.62</text:p>
          </table:table-cell>
          <table:table-cell table:formula="of:=[.J67]*9/5+32" office:value-type="float" office:value="93.2" calcext:value-type="float">
            <text:p>93.2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5]*EXP([.$B$1]/[.C68])" office:value-type="float" office:value="5758.76324327736" calcext:value-type="float">
            <text:p>5758.76324327736</text:p>
          </table:table-cell>
          <table:table-cell table:formula="of:=[.A68]+273.15" office:value-type="float" office:value="313.15" calcext:value-type="float">
            <text:p>313.15</text:p>
          </table:table-cell>
          <table:table-cell/>
          <table:table-cell table:formula="of:=1/((1/[.$F$4])+(1/[.B68]))" office:value-type="float" office:value="4833.93061959953" calcext:value-type="float">
            <text:p>4833.93061959953</text:p>
          </table:table-cell>
          <table:table-cell table:formula="of:=[.E68]/([.E68]+[.$F$3])" office:value-type="float" office:value="0.480322331533709" calcext:value-type="float">
            <text:p>0.480322331533709</text:p>
          </table:table-cell>
          <table:table-cell table:formula="of:=[.F68]*100" office:value-type="float" office:value="48.0322331533709" calcext:value-type="float">
            <text:p>48.0322331533709</text:p>
          </table:table-cell>
          <table:table-cell table:formula="of:=[.A68]" office:value-type="float" office:value="40" calcext:value-type="float">
            <text:p>40</text:p>
          </table:table-cell>
          <table:table-cell table:formula="of:=[.I67]-1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0.465*[.I68]+21" office:value-type="float" office:value="52.155" calcext:value-type="float">
            <text:p>52.155</text:p>
          </table:table-cell>
          <table:table-cell table:formula="of:=[.J68]*9/5+32" office:value-type="float" office:value="93.2" calcext:value-type="float">
            <text:p>93.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5]*EXP([.$B$1]/[.C69])" office:value-type="float" office:value="5561.15438402285" calcext:value-type="float">
            <text:p>5561.15438402285</text:p>
          </table:table-cell>
          <table:table-cell table:formula="of:=[.A69]+273.15" office:value-type="float" office:value="314.15" calcext:value-type="float">
            <text:p>314.15</text:p>
          </table:table-cell>
          <table:table-cell/>
          <table:table-cell table:formula="of:=1/((1/[.$F$4])+(1/[.B69]))" office:value-type="float" office:value="4693.9239587287" calcext:value-type="float">
            <text:p>4693.9239587287</text:p>
          </table:table-cell>
          <table:table-cell table:formula="of:=[.E69]/([.E69]+[.$F$3])" office:value-type="float" office:value="0.472990722041971" calcext:value-type="float">
            <text:p>0.472990722041971</text:p>
          </table:table-cell>
          <table:table-cell table:formula="of:=[.F69]*100" office:value-type="float" office:value="47.2990722041971" calcext:value-type="float">
            <text:p>47.2990722041971</text:p>
          </table:table-cell>
          <table:table-cell table:formula="of:=[.A69]" office:value-type="float" office:value="41" calcext:value-type="float">
            <text:p>41</text:p>
          </table:table-cell>
          <table:table-cell table:formula="of:=[.I68]-1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0.465*[.I69]+21" office:value-type="float" office:value="51.69" calcext:value-type="float">
            <text:p>51.69</text:p>
          </table:table-cell>
          <table:table-cell table:formula="of:=[.J69]*9/5+32" office:value-type="float" office:value="95" calcext:value-type="float">
            <text:p>95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5]*EXP([.$B$1]/[.C70])" office:value-type="float" office:value="5371.51650824499" calcext:value-type="float">
            <text:p>5371.51650824499</text:p>
          </table:table-cell>
          <table:table-cell table:formula="of:=[.A70]+273.15" office:value-type="float" office:value="315.15" calcext:value-type="float">
            <text:p>315.15</text:p>
          </table:table-cell>
          <table:table-cell/>
          <table:table-cell table:formula="of:=1/((1/[.$F$4])+(1/[.B70]))" office:value-type="float" office:value="4558.09795616132" calcext:value-type="float">
            <text:p>4558.09795616132</text:p>
          </table:table-cell>
          <table:table-cell table:formula="of:=[.E70]/([.E70]+[.$F$3])" office:value-type="float" office:value="0.465677599118441" calcext:value-type="float">
            <text:p>0.465677599118441</text:p>
          </table:table-cell>
          <table:table-cell table:formula="of:=[.F70]*100" office:value-type="float" office:value="46.5677599118441" calcext:value-type="float">
            <text:p>46.5677599118441</text:p>
          </table:table-cell>
          <table:table-cell table:formula="of:=[.A70]" office:value-type="float" office:value="42" calcext:value-type="float">
            <text:p>42</text:p>
          </table:table-cell>
          <table:table-cell table:formula="of:=[.I69]-1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0.465*[.I70]+21" office:value-type="float" office:value="51.225" calcext:value-type="float">
            <text:p>51.225</text:p>
          </table:table-cell>
          <table:table-cell table:formula="of:=[.J70]*9/5+32" office:value-type="float" office:value="96.8" calcext:value-type="float">
            <text:p>96.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5]*EXP([.$B$1]/[.C71])" office:value-type="float" office:value="5189.4842699874" calcext:value-type="float">
            <text:p>5189.4842699874</text:p>
          </table:table-cell>
          <table:table-cell table:formula="of:=[.A71]+273.15" office:value-type="float" office:value="316.15" calcext:value-type="float">
            <text:p>316.15</text:p>
          </table:table-cell>
          <table:table-cell/>
          <table:table-cell table:formula="of:=1/((1/[.$F$4])+(1/[.B71]))" office:value-type="float" office:value="4426.34625463957" calcext:value-type="float">
            <text:p>4426.34625463957</text:p>
          </table:table-cell>
          <table:table-cell table:formula="of:=[.E71]/([.E71]+[.$F$3])" office:value-type="float" office:value="0.458387275882205" calcext:value-type="float">
            <text:p>0.458387275882205</text:p>
          </table:table-cell>
          <table:table-cell table:formula="of:=[.F71]*100" office:value-type="float" office:value="45.8387275882205" calcext:value-type="float">
            <text:p>45.8387275882205</text:p>
          </table:table-cell>
          <table:table-cell table:formula="of:=[.A71]" office:value-type="float" office:value="43" calcext:value-type="float">
            <text:p>43</text:p>
          </table:table-cell>
          <table:table-cell table:formula="of:=[.I70]-1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0.465*[.I71]+21" office:value-type="float" office:value="50.76" calcext:value-type="float">
            <text:p>50.76</text:p>
          </table:table-cell>
          <table:table-cell table:formula="of:=[.J71]*9/5+32" office:value-type="float" office:value="96.8" calcext:value-type="float">
            <text:p>96.8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5]*EXP([.$B$1]/[.C72])" office:value-type="float" office:value="5014.71095255712" calcext:value-type="float">
            <text:p>5014.71095255712</text:p>
          </table:table-cell>
          <table:table-cell table:formula="of:=[.A72]+273.15" office:value-type="float" office:value="317.15" calcext:value-type="float">
            <text:p>317.15</text:p>
          </table:table-cell>
          <table:table-cell/>
          <table:table-cell table:formula="of:=1/((1/[.$F$4])+(1/[.B72]))" office:value-type="float" office:value="4298.56306879204" calcext:value-type="float">
            <text:p>4298.56306879204</text:p>
          </table:table-cell>
          <table:table-cell table:formula="of:=[.E72]/([.E72]+[.$F$3])" office:value-type="float" office:value="0.451123956231207" calcext:value-type="float">
            <text:p>0.451123956231207</text:p>
          </table:table-cell>
          <table:table-cell table:formula="of:=[.F72]*100" office:value-type="float" office:value="45.1123956231207" calcext:value-type="float">
            <text:p>45.1123956231207</text:p>
          </table:table-cell>
          <table:table-cell table:formula="of:=[.A72]" office:value-type="float" office:value="44" calcext:value-type="float">
            <text:p>44</text:p>
          </table:table-cell>
          <table:table-cell table:formula="of:=[.I71]-1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0.465*[.I72]+21" office:value-type="float" office:value="50.295" calcext:value-type="float">
            <text:p>50.295</text:p>
          </table:table-cell>
          <table:table-cell table:formula="of:=[.J72]*9/5+32" office:value-type="float" office:value="98.6" calcext:value-type="float">
            <text:p>98.6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5]*EXP([.$B$1]/[.C73])" office:value-type="float" office:value="4846.86742722154" calcext:value-type="float">
            <text:p>4846.86742722154</text:p>
          </table:table-cell>
          <table:table-cell table:formula="of:=[.A73]+273.15" office:value-type="float" office:value="318.15" calcext:value-type="float">
            <text:p>318.15</text:p>
          </table:table-cell>
          <table:table-cell/>
          <table:table-cell table:formula="of:=1/((1/[.$F$4])+(1/[.B73]))" office:value-type="float" office:value="4174.64340296573" calcext:value-type="float">
            <text:p>4174.64340296573</text:p>
          </table:table-cell>
          <table:table-cell table:formula="of:=[.E73]/([.E73]+[.$F$3])" office:value-type="float" office:value="0.443891727106768" calcext:value-type="float">
            <text:p>0.443891727106768</text:p>
          </table:table-cell>
          <table:table-cell table:formula="of:=[.F73]*100" office:value-type="float" office:value="44.3891727106768" calcext:value-type="float">
            <text:p>44.3891727106768</text:p>
          </table:table-cell>
          <table:table-cell table:formula="of:=[.A73]" office:value-type="float" office:value="45" calcext:value-type="float">
            <text:p>45</text:p>
          </table:table-cell>
          <table:table-cell table:formula="of:=[.I72]-1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0.465*[.I73]+21" office:value-type="float" office:value="49.83" calcext:value-type="float">
            <text:p>49.83</text:p>
          </table:table-cell>
          <table:table-cell table:formula="of:=[.J73]*9/5+32" office:value-type="float" office:value="100.4" calcext:value-type="float">
            <text:p>100.4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5]*EXP([.$B$1]/[.C74])" office:value-type="float" office:value="4685.64117501233" calcext:value-type="float">
            <text:p>4685.64117501233</text:p>
          </table:table-cell>
          <table:table-cell table:formula="of:=[.A74]+273.15" office:value-type="float" office:value="319.15" calcext:value-type="float">
            <text:p>319.15</text:p>
          </table:table-cell>
          <table:table-cell/>
          <table:table-cell table:formula="of:=1/((1/[.$F$4])+(1/[.B74]))" office:value-type="float" office:value="4054.4832466444" calcext:value-type="float">
            <text:p>4054.4832466444</text:p>
          </table:table-cell>
          <table:table-cell table:formula="of:=[.E74]/([.E74]+[.$F$3])" office:value-type="float" office:value="0.436694551429103" calcext:value-type="float">
            <text:p>0.436694551429103</text:p>
          </table:table-cell>
          <table:table-cell table:formula="of:=[.F74]*100" office:value-type="float" office:value="43.6694551429103" calcext:value-type="float">
            <text:p>43.6694551429103</text:p>
          </table:table-cell>
          <table:table-cell table:formula="of:=[.A74]" office:value-type="float" office:value="46" calcext:value-type="float">
            <text:p>46</text:p>
          </table:table-cell>
          <table:table-cell table:formula="of:=[.I73]-1"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0.465*[.I74]+21" office:value-type="float" office:value="49.365" calcext:value-type="float">
            <text:p>49.365</text:p>
          </table:table-cell>
          <table:table-cell table:formula="of:=[.J74]*9/5+32" office:value-type="float" office:value="100.4" calcext:value-type="float">
            <text:p>100.4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5]*EXP([.$B$1]/[.C75])" office:value-type="float" office:value="4530.73536752514" calcext:value-type="float">
            <text:p>4530.73536752514</text:p>
          </table:table-cell>
          <table:table-cell table:formula="of:=[.A75]+273.15" office:value-type="float" office:value="320.15" calcext:value-type="float">
            <text:p>320.15</text:p>
          </table:table-cell>
          <table:table-cell/>
          <table:table-cell table:formula="of:=1/((1/[.$F$4])+(1/[.B75]))" office:value-type="float" office:value="3937.97974877519" calcext:value-type="float">
            <text:p>3937.97974877519</text:p>
          </table:table-cell>
          <table:table-cell table:formula="of:=[.E75]/([.E75]+[.$F$3])" office:value-type="float" office:value="0.429536261715815" calcext:value-type="float">
            <text:p>0.429536261715815</text:p>
          </table:table-cell>
          <table:table-cell table:formula="of:=[.F75]*100" office:value-type="float" office:value="42.9536261715815" calcext:value-type="float">
            <text:p>42.9536261715815</text:p>
          </table:table-cell>
          <table:table-cell table:formula="of:=[.A75]" office:value-type="float" office:value="47" calcext:value-type="float">
            <text:p>47</text:p>
          </table:table-cell>
          <table:table-cell table:formula="of:=[.I74]-1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0.465*[.I75]+21" office:value-type="float" office:value="48.9" calcext:value-type="float">
            <text:p>48.9</text:p>
          </table:table-cell>
          <table:table-cell table:formula="of:=[.J75]*9/5+32" office:value-type="float" office:value="102.2" calcext:value-type="float">
            <text:p>102.2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5]*EXP([.$B$1]/[.C76])" office:value-type="float" office:value="4381.86800288959" calcext:value-type="float">
            <text:p>4381.86800288959</text:p>
          </table:table-cell>
          <table:table-cell table:formula="of:=[.A76]+273.15" office:value-type="float" office:value="321.15" calcext:value-type="float">
            <text:p>321.15</text:p>
          </table:table-cell>
          <table:table-cell/>
          <table:table-cell table:formula="of:=1/((1/[.$F$4])+(1/[.B76]))" office:value-type="float" office:value="3825.03137231208" calcext:value-type="float">
            <text:p>3825.03137231208</text:p>
          </table:table-cell>
          <table:table-cell table:formula="of:=[.E76]/([.E76]+[.$F$3])" office:value-type="float" office:value="0.422420554390129" calcext:value-type="float">
            <text:p>0.422420554390129</text:p>
          </table:table-cell>
          <table:table-cell table:formula="of:=[.F76]*100" office:value-type="float" office:value="42.2420554390129" calcext:value-type="float">
            <text:p>42.2420554390129</text:p>
          </table:table-cell>
          <table:table-cell table:formula="of:=[.A76]" office:value-type="float" office:value="48" calcext:value-type="float">
            <text:p>48</text:p>
          </table:table-cell>
          <table:table-cell table:formula="of:=[.I75]-1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0.465*[.I76]+21" office:value-type="float" office:value="48.435" calcext:value-type="float">
            <text:p>48.435</text:p>
          </table:table-cell>
          <table:table-cell table:formula="of:=[.J76]*9/5+32" office:value-type="float" office:value="102.2" calcext:value-type="float">
            <text:p>102.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5]*EXP([.$B$1]/[.C77])" office:value-type="float" office:value="4238.77109334901" calcext:value-type="float">
            <text:p>4238.77109334901</text:p>
          </table:table-cell>
          <table:table-cell table:formula="of:=[.A77]+273.15" office:value-type="float" office:value="322.15" calcext:value-type="float">
            <text:p>322.15</text:p>
          </table:table-cell>
          <table:table-cell/>
          <table:table-cell table:formula="of:=1/((1/[.$F$4])+(1/[.B77]))" office:value-type="float" office:value="3715.53803026216" calcext:value-type="float">
            <text:p>3715.53803026216</text:p>
          </table:table-cell>
          <table:table-cell table:formula="of:=[.E77]/([.E77]+[.$F$3])" office:value-type="float" office:value="0.415350984780652" calcext:value-type="float">
            <text:p>0.415350984780652</text:p>
          </table:table-cell>
          <table:table-cell table:formula="of:=[.F77]*100" office:value-type="float" office:value="41.5350984780652" calcext:value-type="float">
            <text:p>41.5350984780652</text:p>
          </table:table-cell>
          <table:table-cell table:formula="of:=[.A77]" office:value-type="float" office:value="49" calcext:value-type="float">
            <text:p>49</text:p>
          </table:table-cell>
          <table:table-cell table:formula="of:=[.I76]-1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0.465*[.I77]+21" office:value-type="float" office:value="47.97" calcext:value-type="float">
            <text:p>47.97</text:p>
          </table:table-cell>
          <table:table-cell table:formula="of:=[.J77]*9/5+32" office:value-type="float" office:value="104" calcext:value-type="float">
            <text:p>104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5]*EXP([.$B$1]/[.C78])" office:value-type="float" office:value="4101.18990113463" calcext:value-type="float">
            <text:p>4101.18990113463</text:p>
          </table:table-cell>
          <table:table-cell table:formula="of:=[.A78]+273.15" office:value-type="float" office:value="323.15" calcext:value-type="float">
            <text:p>323.15</text:p>
          </table:table-cell>
          <table:table-cell/>
          <table:table-cell table:formula="of:=1/((1/[.$F$4])+(1/[.B78]))" office:value-type="float" office:value="3609.40120449017" calcext:value-type="float">
            <text:p>3609.40120449017</text:p>
          </table:table-cell>
          <table:table-cell table:formula="of:=[.E78]/([.E78]+[.$F$3])" office:value-type="float" office:value="0.408330962809641" calcext:value-type="float">
            <text:p>0.408330962809641</text:p>
          </table:table-cell>
          <table:table-cell table:formula="of:=[.F78]*100" office:value-type="float" office:value="40.8330962809641" calcext:value-type="float">
            <text:p>40.8330962809641</text:p>
          </table:table-cell>
          <table:table-cell table:formula="of:=[.A78]" office:value-type="float" office:value="50" calcext:value-type="float">
            <text:p>50</text:p>
          </table:table-cell>
          <table:table-cell table:formula="of:=[.I77]-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0.465*[.I78]+21" office:value-type="float" office:value="47.505" calcext:value-type="float">
            <text:p>47.505</text:p>
          </table:table-cell>
          <table:table-cell table:formula="of:=[.J78]*9/5+32" office:value-type="float" office:value="105.8" calcext:value-type="float">
            <text:p>105.8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5]*EXP([.$B$1]/[.C79])" office:value-type="float" office:value="3968.88221954676" calcext:value-type="float">
            <text:p>3968.88221954676</text:p>
          </table:table-cell>
          <table:table-cell table:formula="of:=[.A79]+273.15" office:value-type="float" office:value="324.15" calcext:value-type="float">
            <text:p>324.15</text:p>
          </table:table-cell>
          <table:table-cell/>
          <table:table-cell table:formula="of:=1/((1/[.$F$4])+(1/[.B79]))" office:value-type="float" office:value="3506.52404850008" calcext:value-type="float">
            <text:p>3506.52404850008</text:p>
          </table:table-cell>
          <table:table-cell table:formula="of:=[.E79]/([.E79]+[.$F$3])" office:value-type="float" office:value="0.401363749362321" calcext:value-type="float">
            <text:p>0.401363749362321</text:p>
          </table:table-cell>
          <table:table-cell table:formula="of:=[.F79]*100" office:value-type="float" office:value="40.1363749362321" calcext:value-type="float">
            <text:p>40.1363749362321</text:p>
          </table:table-cell>
          <table:table-cell table:formula="of:=[.A79]" office:value-type="float" office:value="51" calcext:value-type="float">
            <text:p>51</text:p>
          </table:table-cell>
          <table:table-cell table:formula="of:=[.I78]-1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0.465*[.I79]+21" office:value-type="float" office:value="47.04" calcext:value-type="float">
            <text:p>47.04</text:p>
          </table:table-cell>
          <table:table-cell table:formula="of:=[.J79]*9/5+32" office:value-type="float" office:value="105.8" calcext:value-type="float">
            <text:p>105.8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5]*EXP([.$B$1]/[.C80])" office:value-type="float" office:value="3841.61769636577" calcext:value-type="float">
            <text:p>3841.61769636577</text:p>
          </table:table-cell>
          <table:table-cell table:formula="of:=[.A80]+273.15" office:value-type="float" office:value="325.15" calcext:value-type="float">
            <text:p>325.15</text:p>
          </table:table-cell>
          <table:table-cell/>
          <table:table-cell table:formula="of:=1/((1/[.$F$4])+(1/[.B80]))" office:value-type="float" office:value="3406.81147537027" calcext:value-type="float">
            <text:p>3406.81147537027</text:p>
          </table:table-cell>
          <table:table-cell table:formula="of:=[.E80]/([.E80]+[.$F$3])" office:value-type="float" office:value="0.394452453325574" calcext:value-type="float">
            <text:p>0.394452453325574</text:p>
          </table:table-cell>
          <table:table-cell table:formula="of:=[.F80]*100" office:value-type="float" office:value="39.4452453325574" calcext:value-type="float">
            <text:p>39.4452453325574</text:p>
          </table:table-cell>
          <table:table-cell table:formula="of:=[.A80]" office:value-type="float" office:value="52" calcext:value-type="float">
            <text:p>52</text:p>
          </table:table-cell>
          <table:table-cell table:formula="of:=[.I79]-1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0.465*[.I80]+21" office:value-type="float" office:value="46.575" calcext:value-type="float">
            <text:p>46.575</text:p>
          </table:table-cell>
          <table:table-cell table:formula="of:=[.J80]*9/5+32" office:value-type="float" office:value="107.6" calcext:value-type="float">
            <text:p>107.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5]*EXP([.$B$1]/[.C81])" office:value-type="float" office:value="3719.17719691183" calcext:value-type="float">
            <text:p>3719.17719691183</text:p>
          </table:table-cell>
          <table:table-cell table:formula="of:=[.A81]+273.15" office:value-type="float" office:value="326.15" calcext:value-type="float">
            <text:p>326.15</text:p>
          </table:table-cell>
          <table:table-cell/>
          <table:table-cell table:formula="of:=1/((1/[.$F$4])+(1/[.B81]))" office:value-type="float" office:value="3310.17023197325" calcext:value-type="float">
            <text:p>3310.17023197325</text:p>
          </table:table-cell>
          <table:table-cell table:formula="of:=[.E81]/([.E81]+[.$F$3])" office:value-type="float" office:value="0.387600029280496" calcext:value-type="float">
            <text:p>0.387600029280496</text:p>
          </table:table-cell>
          <table:table-cell table:formula="of:=[.F81]*100" office:value-type="float" office:value="38.7600029280496" calcext:value-type="float">
            <text:p>38.7600029280496</text:p>
          </table:table-cell>
          <table:table-cell table:formula="of:=[.A81]" office:value-type="float" office:value="53" calcext:value-type="float">
            <text:p>53</text:p>
          </table:table-cell>
          <table:table-cell table:formula="of:=[.I80]-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0.465*[.I81]+21" office:value-type="float" office:value="46.11" calcext:value-type="float">
            <text:p>46.11</text:p>
          </table:table-cell>
          <table:table-cell table:formula="of:=[.J81]*9/5+32" office:value-type="float" office:value="109.4" calcext:value-type="float">
            <text:p>109.4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5]*EXP([.$B$1]/[.C82])" office:value-type="float" office:value="3601.35220425333" calcext:value-type="float">
            <text:p>3601.35220425333</text:p>
          </table:table-cell>
          <table:table-cell table:formula="of:=[.A82]+273.15" office:value-type="float" office:value="327.15" calcext:value-type="float">
            <text:p>327.15</text:p>
          </table:table-cell>
          <table:table-cell/>
          <table:table-cell table:formula="of:=1/((1/[.$F$4])+(1/[.B82]))" office:value-type="float" office:value="3216.50896056166" calcext:value-type="float">
            <text:p>3216.50896056166</text:p>
          </table:table-cell>
          <table:table-cell table:formula="of:=[.E82]/([.E82]+[.$F$3])" office:value-type="float" office:value="0.380809275829831" calcext:value-type="float">
            <text:p>0.380809275829831</text:p>
          </table:table-cell>
          <table:table-cell table:formula="of:=[.F82]*100" office:value-type="float" office:value="38.0809275829831" calcext:value-type="float">
            <text:p>38.0809275829831</text:p>
          </table:table-cell>
          <table:table-cell table:formula="of:=[.A82]" office:value-type="float" office:value="54" calcext:value-type="float">
            <text:p>54</text:p>
          </table:table-cell>
          <table:table-cell table:formula="of:=[.I81]-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0.465*[.I82]+21" office:value-type="float" office:value="45.645" calcext:value-type="float">
            <text:p>45.645</text:p>
          </table:table-cell>
          <table:table-cell table:formula="of:=[.J82]*9/5+32" office:value-type="float" office:value="109.4" calcext:value-type="float">
            <text:p>109.4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5]*EXP([.$B$1]/[.C83])" office:value-type="float" office:value="3487.94425423278" calcext:value-type="float">
            <text:p>3487.94425423278</text:p>
          </table:table-cell>
          <table:table-cell table:formula="of:=[.A83]+273.15" office:value-type="float" office:value="328.15" calcext:value-type="float">
            <text:p>328.15</text:p>
          </table:table-cell>
          <table:table-cell/>
          <table:table-cell table:formula="of:=1/((1/[.$F$4])+(1/[.B83]))" office:value-type="float" office:value="3125.73824875204" calcext:value-type="float">
            <text:p>3125.73824875204</text:p>
          </table:table-cell>
          <table:table-cell table:formula="of:=[.E83]/([.E83]+[.$F$3])" office:value-type="float" office:value="0.374082834538155" calcext:value-type="float">
            <text:p>0.374082834538155</text:p>
          </table:table-cell>
          <table:table-cell table:formula="of:=[.F83]*100" office:value-type="float" office:value="37.4082834538155" calcext:value-type="float">
            <text:p>37.4082834538155</text:p>
          </table:table-cell>
          <table:table-cell table:formula="of:=[.A83]" office:value-type="float" office:value="55" calcext:value-type="float">
            <text:p>55</text:p>
          </table:table-cell>
          <table:table-cell table:formula="of:=[.I82]-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0.465*[.I83]+21" office:value-type="float" office:value="45.18" calcext:value-type="float">
            <text:p>45.18</text:p>
          </table:table-cell>
          <table:table-cell table:formula="of:=[.J83]*9/5+32" office:value-type="float" office:value="111.2" calcext:value-type="float">
            <text:p>111.2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5]*EXP([.$B$1]/[.C84])" office:value-type="float" office:value="3378.76440313474" calcext:value-type="float">
            <text:p>3378.76440313474</text:p>
          </table:table-cell>
          <table:table-cell table:formula="of:=[.A84]+273.15" office:value-type="float" office:value="329.15" calcext:value-type="float">
            <text:p>329.15</text:p>
          </table:table-cell>
          <table:table-cell/>
          <table:table-cell table:formula="of:=1/((1/[.$F$4])+(1/[.B84]))" office:value-type="float" office:value="3037.77066888505" calcext:value-type="float">
            <text:p>3037.77066888505</text:p>
          </table:table-cell>
          <table:table-cell table:formula="of:=[.E84]/([.E84]+[.$F$3])" office:value-type="float" office:value="0.367423189459936" calcext:value-type="float">
            <text:p>0.367423189459936</text:p>
          </table:table-cell>
          <table:table-cell table:formula="of:=[.F84]*100" office:value-type="float" office:value="36.7423189459936" calcext:value-type="float">
            <text:p>36.7423189459936</text:p>
          </table:table-cell>
          <table:table-cell table:formula="of:=[.A84]" office:value-type="float" office:value="56" calcext:value-type="float">
            <text:p>56</text:p>
          </table:table-cell>
          <table:table-cell table:formula="of:=[.I83]-1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0.465*[.I84]+21" office:value-type="float" office:value="44.715" calcext:value-type="float">
            <text:p>44.715</text:p>
          </table:table-cell>
          <table:table-cell table:formula="of:=[.J84]*9/5+32" office:value-type="float" office:value="113" calcext:value-type="float">
            <text:p>11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5]*EXP([.$B$1]/[.C85])" office:value-type="float" office:value="3273.63272596626" calcext:value-type="float">
            <text:p>3273.63272596626</text:p>
          </table:table-cell>
          <table:table-cell table:formula="of:=[.A85]+273.15" office:value-type="float" office:value="330.15" calcext:value-type="float">
            <text:p>330.15</text:p>
          </table:table-cell>
          <table:table-cell/>
          <table:table-cell table:formula="of:=1/((1/[.$F$4])+(1/[.B85]))" office:value-type="float" office:value="2952.52080768896" calcext:value-type="float">
            <text:p>2952.52080768896</text:p>
          </table:table-cell>
          <table:table-cell table:formula="of:=[.E85]/([.E85]+[.$F$3])" office:value-type="float" office:value="0.360832667228237" calcext:value-type="float">
            <text:p>0.360832667228237</text:p>
          </table:table-cell>
          <table:table-cell table:formula="of:=[.F85]*100" office:value-type="float" office:value="36.0832667228237" calcext:value-type="float">
            <text:p>36.0832667228237</text:p>
          </table:table-cell>
          <table:table-cell table:formula="of:=[.A85]" office:value-type="float" office:value="57" calcext:value-type="float">
            <text:p>57</text:p>
          </table:table-cell>
          <table:table-cell table:formula="of:=[.I84]-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0.465*[.I85]+21" office:value-type="float" office:value="44.25" calcext:value-type="float">
            <text:p>44.25</text:p>
          </table:table-cell>
          <table:table-cell table:formula="of:=[.J85]*9/5+32" office:value-type="float" office:value="113" calcext:value-type="float">
            <text:p>113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5]*EXP([.$B$1]/[.C86])" office:value-type="float" office:value="3172.37784345462" calcext:value-type="float">
            <text:p>3172.37784345462</text:p>
          </table:table-cell>
          <table:table-cell table:formula="of:=[.A86]+273.15" office:value-type="float" office:value="331.15" calcext:value-type="float">
            <text:p>331.15</text:p>
          </table:table-cell>
          <table:table-cell/>
          <table:table-cell table:formula="of:=1/((1/[.$F$4])+(1/[.B86]))" office:value-type="float" office:value="2869.90528711998" calcext:value-type="float">
            <text:p>2869.90528711998</text:p>
          </table:table-cell>
          <table:table-cell table:formula="of:=[.E86]/([.E86]+[.$F$3])" office:value-type="float" office:value="0.354313437674826" calcext:value-type="float">
            <text:p>0.354313437674826</text:p>
          </table:table-cell>
          <table:table-cell table:formula="of:=[.F86]*100" office:value-type="float" office:value="35.4313437674826" calcext:value-type="float">
            <text:p>35.4313437674826</text:p>
          </table:table-cell>
          <table:table-cell table:formula="of:=[.A86]" office:value-type="float" office:value="58" calcext:value-type="float">
            <text:p>58</text:p>
          </table:table-cell>
          <table:table-cell table:formula="of:=[.I85]-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0.465*[.I86]+21" office:value-type="float" office:value="43.785" calcext:value-type="float">
            <text:p>43.785</text:p>
          </table:table-cell>
          <table:table-cell table:formula="of:=[.J86]*9/5+32" office:value-type="float" office:value="114.8" calcext:value-type="float">
            <text:p>114.8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5]*EXP([.$B$1]/[.C87])" office:value-type="float" office:value="3074.83647599283" calcext:value-type="float">
            <text:p>3074.83647599283</text:p>
          </table:table-cell>
          <table:table-cell table:formula="of:=[.A87]+273.15" office:value-type="float" office:value="332.15" calcext:value-type="float">
            <text:p>332.15</text:p>
          </table:table-cell>
          <table:table-cell/>
          <table:table-cell table:formula="of:=1/((1/[.$F$4])+(1/[.B87]))" office:value-type="float" office:value="2789.84277720134" calcext:value-type="float">
            <text:p>2789.84277720134</text:p>
          </table:table-cell>
          <table:table-cell table:formula="of:=[.E87]/([.E87]+[.$F$3])" office:value-type="float" office:value="0.347867514950823" calcext:value-type="float">
            <text:p>0.347867514950823</text:p>
          </table:table-cell>
          <table:table-cell table:formula="of:=[.F87]*100" office:value-type="float" office:value="34.7867514950823" calcext:value-type="float">
            <text:p>34.7867514950823</text:p>
          </table:table-cell>
          <table:table-cell table:formula="of:=[.A87]" office:value-type="float" office:value="59" calcext:value-type="float">
            <text:p>59</text:p>
          </table:table-cell>
          <table:table-cell table:formula="of:=[.I86]-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0.465*[.I87]+21" office:value-type="float" office:value="43.32" calcext:value-type="float">
            <text:p>43.32</text:p>
          </table:table-cell>
          <table:table-cell table:formula="of:=[.J87]*9/5+32" office:value-type="float" office:value="114.8" calcext:value-type="float">
            <text:p>114.8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5]*EXP([.$B$1]/[.C88])" office:value-type="float" office:value="2980.85302287991" calcext:value-type="float">
            <text:p>2980.85302287991</text:p>
          </table:table-cell>
          <table:table-cell table:formula="of:=[.A88]+273.15" office:value-type="float" office:value="333.15" calcext:value-type="float">
            <text:p>333.15</text:p>
          </table:table-cell>
          <table:table-cell/>
          <table:table-cell table:formula="of:=1/((1/[.$F$4])+(1/[.B88]))" office:value-type="float" office:value="2712.25400163137" calcext:value-type="float">
            <text:p>2712.25400163137</text:p>
          </table:table-cell>
          <table:table-cell table:formula="of:=[.E88]/([.E88]+[.$F$3])" office:value-type="float" office:value="0.341496759115771" calcext:value-type="float">
            <text:p>0.341496759115771</text:p>
          </table:table-cell>
          <table:table-cell table:formula="of:=[.F88]*100" office:value-type="float" office:value="34.1496759115771" calcext:value-type="float">
            <text:p>34.1496759115771</text:p>
          </table:table-cell>
          <table:table-cell table:formula="of:=[.A88]" office:value-type="float" office:value="60" calcext:value-type="float">
            <text:p>60</text:p>
          </table:table-cell>
          <table:table-cell table:formula="of:=[.I87]-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0.465*[.I88]+21" office:value-type="float" office:value="42.855" calcext:value-type="float">
            <text:p>42.855</text:p>
          </table:table-cell>
          <table:table-cell table:formula="of:=[.J88]*9/5+32" office:value-type="float" office:value="116.6" calcext:value-type="float">
            <text:p>116.6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5]*EXP([.$B$1]/[.C89])" office:value-type="float" office:value="2890.27916531132" calcext:value-type="float">
            <text:p>2890.27916531132</text:p>
          </table:table-cell>
          <table:table-cell table:formula="of:=[.A89]+273.15" office:value-type="float" office:value="334.15" calcext:value-type="float">
            <text:p>334.15</text:p>
          </table:table-cell>
          <table:table-cell/>
          <table:table-cell table:formula="of:=1/((1/[.$F$4])+(1/[.B89]))" office:value-type="float" office:value="2637.06173688118" calcext:value-type="float">
            <text:p>2637.06173688118</text:p>
          </table:table-cell>
          <table:table-cell table:formula="of:=[.E89]/([.E89]+[.$F$3])" office:value-type="float" office:value="0.335202878162059" calcext:value-type="float">
            <text:p>0.335202878162059</text:p>
          </table:table-cell>
          <table:table-cell table:formula="of:=[.F89]*100" office:value-type="float" office:value="33.5202878162059" calcext:value-type="float">
            <text:p>33.5202878162059</text:p>
          </table:table-cell>
          <table:table-cell table:formula="of:=[.A89]" office:value-type="float" office:value="61" calcext:value-type="float">
            <text:p>61</text:p>
          </table:table-cell>
          <table:table-cell table:formula="of:=[.I88]-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0.465*[.I89]+21" office:value-type="float" office:value="42.39" calcext:value-type="float">
            <text:p>42.39</text:p>
          </table:table-cell>
          <table:table-cell table:formula="of:=[.J89]*9/5+32" office:value-type="float" office:value="118.4" calcext:value-type="float">
            <text:p>118.4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5]*EXP([.$B$1]/[.C90])" office:value-type="float" office:value="2802.97349167568" calcext:value-type="float">
            <text:p>2802.97349167568</text:p>
          </table:table-cell>
          <table:table-cell table:formula="of:=[.A90]+273.15" office:value-type="float" office:value="335.15" calcext:value-type="float">
            <text:p>335.15</text:p>
          </table:table-cell>
          <table:table-cell/>
          <table:table-cell table:formula="of:=1/((1/[.$F$4])+(1/[.B90]))" office:value-type="float" office:value="2564.19080545359" calcext:value-type="float">
            <text:p>2564.19080545359</text:p>
          </table:table-cell>
          <table:table-cell table:formula="of:=[.E90]/([.E90]+[.$F$3])" office:value-type="float" office:value="0.32898743044107" calcext:value-type="float">
            <text:p>0.32898743044107</text:p>
          </table:table-cell>
          <table:table-cell table:formula="of:=[.F90]*100" office:value-type="float" office:value="32.898743044107" calcext:value-type="float">
            <text:p>32.898743044107</text:p>
          </table:table-cell>
          <table:table-cell table:formula="of:=[.A90]" office:value-type="float" office:value="62" calcext:value-type="float">
            <text:p>62</text:p>
          </table:table-cell>
          <table:table-cell table:formula="of:=[.I89]-1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0.465*[.I90]+21" office:value-type="float" office:value="41.925" calcext:value-type="float">
            <text:p>41.925</text:p>
          </table:table-cell>
          <table:table-cell table:formula="of:=[.J90]*9/5+32" office:value-type="float" office:value="120.2" calcext:value-type="float">
            <text:p>120.2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5]*EXP([.$B$1]/[.C91])" office:value-type="float" office:value="2718.80114380801" calcext:value-type="float">
            <text:p>2718.80114380801</text:p>
          </table:table-cell>
          <table:table-cell table:formula="of:=[.A91]+273.15" office:value-type="float" office:value="336.15" calcext:value-type="float">
            <text:p>336.15</text:p>
          </table:table-cell>
          <table:table-cell/>
          <table:table-cell table:formula="of:=1/((1/[.$F$4])+(1/[.B91]))" office:value-type="float" office:value="2493.56806392854" calcext:value-type="float">
            <text:p>2493.56806392854</text:p>
          </table:table-cell>
          <table:table-cell table:formula="of:=[.E91]/([.E91]+[.$F$3])" office:value-type="float" office:value="0.322851827457089" calcext:value-type="float">
            <text:p>0.322851827457089</text:p>
          </table:table-cell>
          <table:table-cell table:formula="of:=[.F91]*100" office:value-type="float" office:value="32.2851827457089" calcext:value-type="float">
            <text:p>32.2851827457089</text:p>
          </table:table-cell>
          <table:table-cell table:formula="of:=[.A91]" office:value-type="float" office:value="63" calcext:value-type="float">
            <text:p>63</text:p>
          </table:table-cell>
          <table:table-cell table:formula="of:=[.I90]-1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0.465*[.I91]+21" office:value-type="float" office:value="41.46" calcext:value-type="float">
            <text:p>41.46</text:p>
          </table:table-cell>
          <table:table-cell table:formula="of:=[.J91]*9/5+32" office:value-type="float" office:value="120.2" calcext:value-type="float">
            <text:p>120.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5]*EXP([.$B$1]/[.C92])" office:value-type="float" office:value="2637.63348293681" calcext:value-type="float">
            <text:p>2637.63348293681</text:p>
          </table:table-cell>
          <table:table-cell table:formula="of:=[.A92]+273.15" office:value-type="float" office:value="337.15" calcext:value-type="float">
            <text:p>337.15</text:p>
          </table:table-cell>
          <table:table-cell/>
          <table:table-cell table:formula="of:=1/((1/[.$F$4])+(1/[.B92]))" office:value-type="float" office:value="2425.12238637464" calcext:value-type="float">
            <text:p>2425.12238637464</text:p>
          </table:table-cell>
          <table:table-cell table:formula="of:=[.E92]/([.E92]+[.$F$3])" office:value-type="float" office:value="0.316797336995045" calcext:value-type="float">
            <text:p>0.316797336995045</text:p>
          </table:table-cell>
          <table:table-cell table:formula="of:=[.F92]*100" office:value-type="float" office:value="31.6797336995045" calcext:value-type="float">
            <text:p>31.6797336995045</text:p>
          </table:table-cell>
          <table:table-cell table:formula="of:=[.A92]" office:value-type="float" office:value="64" calcext:value-type="float">
            <text:p>64</text:p>
          </table:table-cell>
          <table:table-cell table:formula="of:=[.I91]-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0.465*[.I92]+21" office:value-type="float" office:value="40.995" calcext:value-type="float">
            <text:p>40.995</text:p>
          </table:table-cell>
          <table:table-cell table:formula="of:=[.J92]*9/5+32" office:value-type="float" office:value="122" calcext:value-type="float">
            <text:p>122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5]*EXP([.$B$1]/[.C93])" office:value-type="float" office:value="2559.34777414389" calcext:value-type="float">
            <text:p>2559.34777414389</text:p>
          </table:table-cell>
          <table:table-cell table:formula="of:=[.A93]+273.15" office:value-type="float" office:value="338.15" calcext:value-type="float">
            <text:p>338.15</text:p>
          </table:table-cell>
          <table:table-cell/>
          <table:table-cell table:formula="of:=1/((1/[.$F$4])+(1/[.B93]))" office:value-type="float" office:value="2358.78464366395" calcext:value-type="float">
            <text:p>2358.78464366395</text:p>
          </table:table-cell>
          <table:table-cell table:formula="of:=[.E93]/([.E93]+[.$F$3])" office:value-type="float" office:value="0.310825086548392" calcext:value-type="float">
            <text:p>0.310825086548392</text:p>
          </table:table-cell>
          <table:table-cell table:formula="of:=[.F93]*100" office:value-type="float" office:value="31.0825086548392" calcext:value-type="float">
            <text:p>31.0825086548392</text:p>
          </table:table-cell>
          <table:table-cell table:formula="of:=[.A93]" office:value-type="float" office:value="65" calcext:value-type="float">
            <text:p>65</text:p>
          </table:table-cell>
          <table:table-cell table:formula="of:=[.I92]-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0.465*[.I93]+21" office:value-type="float" office:value="40.53" calcext:value-type="float">
            <text:p>40.53</text:p>
          </table:table-cell>
          <table:table-cell table:formula="of:=[.J93]*9/5+32" office:value-type="float" office:value="123.8" calcext:value-type="float">
            <text:p>123.8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5]*EXP([.$B$1]/[.C94])" office:value-type="float" office:value="2483.82688823143" calcext:value-type="float">
            <text:p>2483.82688823143</text:p>
          </table:table-cell>
          <table:table-cell table:formula="of:=[.A94]+273.15" office:value-type="float" office:value="339.15" calcext:value-type="float">
            <text:p>339.15</text:p>
          </table:table-cell>
          <table:table-cell/>
          <table:table-cell table:formula="of:=1/((1/[.$F$4])+(1/[.B94]))" office:value-type="float" office:value="2294.48767918568" calcext:value-type="float">
            <text:p>2294.48767918568</text:p>
          </table:table-cell>
          <table:table-cell table:formula="of:=[.E94]/([.E94]+[.$F$3])" office:value-type="float" office:value="0.304936067013934" calcext:value-type="float">
            <text:p>0.304936067013934</text:p>
          </table:table-cell>
          <table:table-cell table:formula="of:=[.F94]*100" office:value-type="float" office:value="30.4936067013934" calcext:value-type="float">
            <text:p>30.4936067013934</text:p>
          </table:table-cell>
          <table:table-cell table:formula="of:=[.A94]" office:value-type="float" office:value="66" calcext:value-type="float">
            <text:p>66</text:p>
          </table:table-cell>
          <table:table-cell table:formula="of:=[.I93]-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0.465*[.I94]+21" office:value-type="float" office:value="40.065" calcext:value-type="float">
            <text:p>40.065</text:p>
          </table:table-cell>
          <table:table-cell table:formula="of:=[.J94]*9/5+32" office:value-type="float" office:value="123.8" calcext:value-type="float">
            <text:p>123.8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5]*EXP([.$B$1]/[.C95])" office:value-type="float" office:value="2410.95901996152" calcext:value-type="float">
            <text:p>2410.95901996152</text:p>
          </table:table-cell>
          <table:table-cell table:formula="of:=[.A95]+273.15" office:value-type="float" office:value="340.15" calcext:value-type="float">
            <text:p>340.15</text:p>
          </table:table-cell>
          <table:table-cell/>
          <table:table-cell table:formula="of:=1/((1/[.$F$4])+(1/[.B95]))" office:value-type="float" office:value="2232.16628141558" calcext:value-type="float">
            <text:p>2232.16628141558</text:p>
          </table:table-cell>
          <table:table-cell table:formula="of:=[.E95]/([.E95]+[.$F$3])" office:value-type="float" office:value="0.299131136621112" calcext:value-type="float">
            <text:p>0.299131136621112</text:p>
          </table:table-cell>
          <table:table-cell table:formula="of:=[.F95]*100" office:value-type="float" office:value="29.9131136621112" calcext:value-type="float">
            <text:p>29.9131136621112</text:p>
          </table:table-cell>
          <table:table-cell table:formula="of:=[.A95]" office:value-type="float" office:value="67" calcext:value-type="float">
            <text:p>67</text:p>
          </table:table-cell>
          <table:table-cell table:formula="of:=[.I94]-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0.465*[.I95]+21" office:value-type="float" office:value="39.6" calcext:value-type="float">
            <text:p>39.6</text:p>
          </table:table-cell>
          <table:table-cell table:formula="of:=[.J95]*9/5+32" office:value-type="float" office:value="125.6" calcext:value-type="float">
            <text:p>125.6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5]*EXP([.$B$1]/[.C96])" office:value-type="float" office:value="2340.63742169915" calcext:value-type="float">
            <text:p>2340.63742169915</text:p>
          </table:table-cell>
          <table:table-cell table:formula="of:=[.A96]+273.15" office:value-type="float" office:value="341.15" calcext:value-type="float">
            <text:p>341.15</text:p>
          </table:table-cell>
          <table:table-cell/>
          <table:table-cell table:formula="of:=1/((1/[.$F$4])+(1/[.B96]))" office:value-type="float" office:value="2171.75715376107" calcext:value-type="float">
            <text:p>2171.75715376107</text:p>
          </table:table-cell>
          <table:table-cell table:formula="of:=[.E96]/([.E96]+[.$F$3])" office:value-type="float" office:value="0.293411025064168" calcext:value-type="float">
            <text:p>0.293411025064168</text:p>
          </table:table-cell>
          <table:table-cell table:formula="of:=[.F96]*100" office:value-type="float" office:value="29.3411025064168" calcext:value-type="float">
            <text:p>29.3411025064168</text:p>
          </table:table-cell>
          <table:table-cell table:formula="of:=[.A96]" office:value-type="float" office:value="68" calcext:value-type="float">
            <text:p>68</text:p>
          </table:table-cell>
          <table:table-cell table:formula="of:=[.I95]-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0.465*[.I96]+21" office:value-type="float" office:value="39.135" calcext:value-type="float">
            <text:p>39.135</text:p>
          </table:table-cell>
          <table:table-cell table:formula="of:=[.J96]*9/5+32" office:value-type="float" office:value="127.4" calcext:value-type="float">
            <text:p>127.4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5]*EXP([.$B$1]/[.C97])" office:value-type="float" office:value="2272.76015155108" calcext:value-type="float">
            <text:p>2272.76015155108</text:p>
          </table:table-cell>
          <table:table-cell table:formula="of:=[.A97]+273.15" office:value-type="float" office:value="342.15" calcext:value-type="float">
            <text:p>342.15</text:p>
          </table:table-cell>
          <table:table-cell/>
          <table:table-cell table:formula="of:=1/((1/[.$F$4])+(1/[.B97]))" office:value-type="float" office:value="2113.1988820672" calcext:value-type="float">
            <text:p>2113.1988820672</text:p>
          </table:table-cell>
          <table:table-cell table:formula="of:=[.E97]/([.E97]+[.$F$3])" office:value-type="float" office:value="0.287776337806652" calcext:value-type="float">
            <text:p>0.287776337806652</text:p>
          </table:table-cell>
          <table:table-cell table:formula="of:=[.F97]*100" office:value-type="float" office:value="28.7776337806652" calcext:value-type="float">
            <text:p>28.7776337806652</text:p>
          </table:table-cell>
          <table:table-cell table:formula="of:=[.A97]" office:value-type="float" office:value="69" calcext:value-type="float">
            <text:p>69</text:p>
          </table:table-cell>
          <table:table-cell table:formula="of:=[.I96]-1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0.465*[.I97]+21" office:value-type="float" office:value="38.67" calcext:value-type="float">
            <text:p>38.67</text:p>
          </table:table-cell>
          <table:table-cell table:formula="of:=[.J97]*9/5+32" office:value-type="float" office:value="127.4" calcext:value-type="float">
            <text:p>127.4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5]*EXP([.$B$1]/[.C98])" office:value-type="float" office:value="2207.22983515009" calcext:value-type="float">
            <text:p>2207.22983515009</text:p>
          </table:table-cell>
          <table:table-cell table:formula="of:=[.A98]+273.15" office:value-type="float" office:value="343.15" calcext:value-type="float">
            <text:p>343.15</text:p>
          </table:table-cell>
          <table:table-cell/>
          <table:table-cell table:formula="of:=1/((1/[.$F$4])+(1/[.B98]))" office:value-type="float" office:value="2056.43190013568" calcext:value-type="float">
            <text:p>2056.43190013568</text:p>
          </table:table-cell>
          <table:table-cell table:formula="of:=[.E98]/([.E98]+[.$F$3])" office:value-type="float" office:value="0.282227560528959" calcext:value-type="float">
            <text:p>0.282227560528959</text:p>
          </table:table-cell>
          <table:table-cell table:formula="of:=[.F98]*100" office:value-type="float" office:value="28.2227560528959" calcext:value-type="float">
            <text:p>28.2227560528959</text:p>
          </table:table-cell>
          <table:table-cell table:formula="of:=[.A98]" office:value-type="float" office:value="70" calcext:value-type="float">
            <text:p>70</text:p>
          </table:table-cell>
          <table:table-cell table:formula="of:=[.I97]-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0.465*[.I98]+21" office:value-type="float" office:value="38.205" calcext:value-type="float">
            <text:p>38.205</text:p>
          </table:table-cell>
          <table:table-cell table:formula="of:=[.J98]*9/5+32" office:value-type="float" office:value="129.2" calcext:value-type="float">
            <text:p>129.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5]*EXP([.$B$1]/[.C99])" office:value-type="float" office:value="2143.9534402877" calcext:value-type="float">
            <text:p>2143.9534402877</text:p>
          </table:table-cell>
          <table:table-cell table:formula="of:=[.A99]+273.15" office:value-type="float" office:value="344.15" calcext:value-type="float">
            <text:p>344.15</text:p>
          </table:table-cell>
          <table:table-cell/>
          <table:table-cell table:formula="of:=1/((1/[.$F$4])+(1/[.B99]))" office:value-type="float" office:value="2001.39845357884" calcext:value-type="float">
            <text:p>2001.39845357884</text:p>
          </table:table-cell>
          <table:table-cell table:formula="of:=[.E99]/([.E99]+[.$F$3])" office:value-type="float" office:value="0.276765063690874" calcext:value-type="float">
            <text:p>0.276765063690874</text:p>
          </table:table-cell>
          <table:table-cell table:formula="of:=[.F99]*100" office:value-type="float" office:value="27.6765063690874" calcext:value-type="float">
            <text:p>27.6765063690874</text:p>
          </table:table-cell>
          <table:table-cell table:formula="of:=[.A99]" office:value-type="float" office:value="71" calcext:value-type="float">
            <text:p>71</text:p>
          </table:table-cell>
          <table:table-cell table:formula="of:=[.I98]-1"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0.465*[.I99]+21" office:value-type="float" office:value="37.74" calcext:value-type="float">
            <text:p>37.74</text:p>
          </table:table-cell>
          <table:table-cell table:formula="of:=[.J99]*9/5+32" office:value-type="float" office:value="129.2" calcext:value-type="float">
            <text:p>129.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5]*EXP([.$B$1]/[.C100])" office:value-type="float" office:value="2082.84206364803" calcext:value-type="float">
            <text:p>2082.84206364803</text:p>
          </table:table-cell>
          <table:table-cell table:formula="of:=[.A100]+273.15" office:value-type="float" office:value="345.15" calcext:value-type="float">
            <text:p>345.15</text:p>
          </table:table-cell>
          <table:table-cell/>
          <table:table-cell table:formula="of:=1/((1/[.$F$4])+(1/[.B100]))" office:value-type="float" office:value="1948.04256230126" calcext:value-type="float">
            <text:p>1948.04256230126</text:p>
          </table:table-cell>
          <table:table-cell table:formula="of:=[.E100]/([.E100]+[.$F$3])" office:value-type="float" office:value="0.271389107182547" calcext:value-type="float">
            <text:p>0.271389107182547</text:p>
          </table:table-cell>
          <table:table-cell table:formula="of:=[.F100]*100" office:value-type="float" office:value="27.1389107182547" calcext:value-type="float">
            <text:p>27.1389107182547</text:p>
          </table:table-cell>
          <table:table-cell table:formula="of:=[.A100]" office:value-type="float" office:value="72" calcext:value-type="float">
            <text:p>72</text:p>
          </table:table-cell>
          <table:table-cell table:formula="of:=[.I99]-1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0.465*[.I100]+21" office:value-type="float" office:value="37.275" calcext:value-type="float">
            <text:p>37.275</text:p>
          </table:table-cell>
          <table:table-cell table:formula="of:=[.J100]*9/5+32" office:value-type="float" office:value="131" calcext:value-type="float">
            <text:p>131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5]*EXP([.$B$1]/[.C101])" office:value-type="float" office:value="2023.81072894229" calcext:value-type="float">
            <text:p>2023.81072894229</text:p>
          </table:table-cell>
          <table:table-cell table:formula="of:=[.A101]+273.15" office:value-type="float" office:value="346.15" calcext:value-type="float">
            <text:p>346.15</text:p>
          </table:table-cell>
          <table:table-cell/>
          <table:table-cell table:formula="of:=1/((1/[.$F$4])+(1/[.B101]))" office:value-type="float" office:value="1896.3099818752" calcext:value-type="float">
            <text:p>1896.3099818752</text:p>
          </table:table-cell>
          <table:table-cell table:formula="of:=[.E101]/([.E101]+[.$F$3])" office:value-type="float" office:value="0.266099845038765" calcext:value-type="float">
            <text:p>0.266099845038765</text:p>
          </table:table-cell>
          <table:table-cell table:formula="of:=[.F101]*100" office:value-type="float" office:value="26.6099845038765" calcext:value-type="float">
            <text:p>26.6099845038765</text:p>
          </table:table-cell>
          <table:table-cell table:formula="of:=[.A101]" office:value-type="float" office:value="73" calcext:value-type="float">
            <text:p>73</text:p>
          </table:table-cell>
          <table:table-cell table:formula="of:=[.I100]-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0.465*[.I101]+21" office:value-type="float" office:value="36.81" calcext:value-type="float">
            <text:p>36.81</text:p>
          </table:table-cell>
          <table:table-cell table:formula="of:=[.J101]*9/5+32" office:value-type="float" office:value="132.8" calcext:value-type="float">
            <text:p>132.8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5]*EXP([.$B$1]/[.C102])" office:value-type="float" office:value="1966.77819578648" calcext:value-type="float">
            <text:p>1966.77819578648</text:p>
          </table:table-cell>
          <table:table-cell table:formula="of:=[.A102]+273.15" office:value-type="float" office:value="347.15" calcext:value-type="float">
            <text:p>347.15</text:p>
          </table:table-cell>
          <table:table-cell/>
          <table:table-cell table:formula="of:=1/((1/[.$F$4])+(1/[.B102]))" office:value-type="float" office:value="1846.14816405072" calcext:value-type="float">
            <text:p>1846.14816405072</text:p>
          </table:table-cell>
          <table:table-cell table:formula="of:=[.E102]/([.E102]+[.$F$3])" office:value-type="float" office:value="0.260897330192971" calcext:value-type="float">
            <text:p>0.260897330192971</text:p>
          </table:table-cell>
          <table:table-cell table:formula="of:=[.F102]*100" office:value-type="float" office:value="26.0897330192971" calcext:value-type="float">
            <text:p>26.0897330192971</text:p>
          </table:table-cell>
          <table:table-cell table:formula="of:=[.A102]" office:value-type="float" office:value="74" calcext:value-type="float">
            <text:p>74</text:p>
          </table:table-cell>
          <table:table-cell table:formula="of:=[.I101]-1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0.465*[.I102]+21" office:value-type="float" office:value="36.345" calcext:value-type="float">
            <text:p>36.345</text:p>
          </table:table-cell>
          <table:table-cell table:formula="of:=[.J102]*9/5+32" office:value-type="float" office:value="134.6" calcext:value-type="float">
            <text:p>134.6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5]*EXP([.$B$1]/[.C103])" office:value-type="float" office:value="1911.66677870581" calcext:value-type="float">
            <text:p>1911.66677870581</text:p>
          </table:table-cell>
          <table:table-cell table:formula="of:=[.A103]+273.15" office:value-type="float" office:value="348.15" calcext:value-type="float">
            <text:p>348.15</text:p>
          </table:table-cell>
          <table:table-cell/>
          <table:table-cell table:formula="of:=1/((1/[.$F$4])+(1/[.B103]))" office:value-type="float" office:value="1797.50621661854" calcext:value-type="float">
            <text:p>1797.50621661854</text:p>
          </table:table-cell>
          <table:table-cell table:formula="of:=[.E103]/([.E103]+[.$F$3])" office:value-type="float" office:value="0.255781519249008" calcext:value-type="float">
            <text:p>0.255781519249008</text:p>
          </table:table-cell>
          <table:table-cell table:formula="of:=[.F103]*100" office:value-type="float" office:value="25.5781519249008" calcext:value-type="float">
            <text:p>25.5781519249008</text:p>
          </table:table-cell>
          <table:table-cell table:formula="of:=[.A103]" office:value-type="float" office:value="75" calcext:value-type="float">
            <text:p>75</text:p>
          </table:table-cell>
          <table:table-cell table:formula="of:=[.I102]-1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0.465*[.I103]+21" office:value-type="float" office:value="35.88" calcext:value-type="float">
            <text:p>35.88</text:p>
          </table:table-cell>
          <table:table-cell table:formula="of:=[.J103]*9/5+32" office:value-type="float" office:value="134.6" calcext:value-type="float">
            <text:p>134.6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5]*EXP([.$B$1]/[.C104])" office:value-type="float" office:value="1858.40217568678" calcext:value-type="float">
            <text:p>1858.40217568678</text:p>
          </table:table-cell>
          <table:table-cell table:formula="of:=[.A104]+273.15" office:value-type="float" office:value="349.15" calcext:value-type="float">
            <text:p>349.15</text:p>
          </table:table-cell>
          <table:table-cell/>
          <table:table-cell table:formula="of:=1/((1/[.$F$4])+(1/[.B104]))" office:value-type="float" office:value="1750.33486282141" calcext:value-type="float">
            <text:p>1750.33486282141</text:p>
          </table:table-cell>
          <table:table-cell table:formula="of:=[.E104]/([.E104]+[.$F$3])" office:value-type="float" office:value="0.250752277250197" calcext:value-type="float">
            <text:p>0.250752277250197</text:p>
          </table:table-cell>
          <table:table-cell table:formula="of:=[.F104]*100" office:value-type="float" office:value="25.0752277250197" calcext:value-type="float">
            <text:p>25.0752277250197</text:p>
          </table:table-cell>
          <table:table-cell table:formula="of:=[.A104]" office:value-type="float" office:value="76" calcext:value-type="float">
            <text:p>76</text:p>
          </table:table-cell>
          <table:table-cell table:formula="of:=[.I103]-1"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0.465*[.I104]+21" office:value-type="float" office:value="35.415" calcext:value-type="float">
            <text:p>35.415</text:p>
          </table:table-cell>
          <table:table-cell table:formula="of:=[.J104]*9/5+32" office:value-type="float" office:value="136.4" calcext:value-type="float">
            <text:p>136.4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5]*EXP([.$B$1]/[.C105])" office:value-type="float" office:value="1806.9133057339" calcext:value-type="float">
            <text:p>1806.9133057339</text:p>
          </table:table-cell>
          <table:table-cell table:formula="of:=[.A105]+273.15" office:value-type="float" office:value="350.15" calcext:value-type="float">
            <text:p>350.15</text:p>
          </table:table-cell>
          <table:table-cell/>
          <table:table-cell table:formula="of:=1/((1/[.$F$4])+(1/[.B105]))" office:value-type="float" office:value="1704.58640049072" calcext:value-type="float">
            <text:p>1704.58640049072</text:p>
          </table:table-cell>
          <table:table-cell table:formula="of:=[.E105]/([.E105]+[.$F$3])" office:value-type="float" office:value="0.245809382426916" calcext:value-type="float">
            <text:p>0.245809382426916</text:p>
          </table:table-cell>
          <table:table-cell table:formula="of:=[.F105]*100" office:value-type="float" office:value="24.5809382426916" calcext:value-type="float">
            <text:p>24.5809382426916</text:p>
          </table:table-cell>
          <table:table-cell table:formula="of:=[.A105]" office:value-type="float" office:value="77" calcext:value-type="float">
            <text:p>77</text:p>
          </table:table-cell>
          <table:table-cell table:formula="of:=[.I104]-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0.465*[.I105]+21" office:value-type="float" office:value="34.95" calcext:value-type="float">
            <text:p>34.95</text:p>
          </table:table-cell>
          <table:table-cell table:formula="of:=[.J105]*9/5+32" office:value-type="float" office:value="138.2" calcext:value-type="float">
            <text:p>138.2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5]*EXP([.$B$1]/[.C106])" office:value-type="float" office:value="1757.13215492047" calcext:value-type="float">
            <text:p>1757.13215492047</text:p>
          </table:table-cell>
          <table:table-cell table:formula="of:=[.A106]+273.15" office:value-type="float" office:value="351.15" calcext:value-type="float">
            <text:p>351.15</text:p>
          </table:table-cell>
          <table:table-cell/>
          <table:table-cell table:formula="of:=1/((1/[.$F$4])+(1/[.B106]))" office:value-type="float" office:value="1660.21466106569" calcext:value-type="float">
            <text:p>1660.21466106569</text:p>
          </table:table-cell>
          <table:table-cell table:formula="of:=[.E106]/([.E106]+[.$F$3])" office:value-type="float" office:value="0.240952530905461" calcext:value-type="float">
            <text:p>0.240952530905461</text:p>
          </table:table-cell>
          <table:table-cell table:formula="of:=[.F106]*100" office:value-type="float" office:value="24.0952530905461" calcext:value-type="float">
            <text:p>24.0952530905461</text:p>
          </table:table-cell>
          <table:table-cell table:formula="of:=[.A106]" office:value-type="float" office:value="78" calcext:value-type="float">
            <text:p>78</text:p>
          </table:table-cell>
          <table:table-cell table:formula="of:=[.I105]-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0.465*[.I106]+21" office:value-type="float" office:value="34.485" calcext:value-type="float">
            <text:p>34.485</text:p>
          </table:table-cell>
          <table:table-cell table:formula="of:=[.J106]*9/5+32" office:value-type="float" office:value="138.2" calcext:value-type="float">
            <text:p>138.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5]*EXP([.$B$1]/[.C107])" office:value-type="float" office:value="1708.99363045442" calcext:value-type="float">
            <text:p>1708.99363045442</text:p>
          </table:table-cell>
          <table:table-cell table:formula="of:=[.A107]+273.15" office:value-type="float" office:value="352.15" calcext:value-type="float">
            <text:p>352.15</text:p>
          </table:table-cell>
          <table:table-cell/>
          <table:table-cell table:formula="of:=1/((1/[.$F$4])+(1/[.B107]))" office:value-type="float" office:value="1617.17496863616" calcext:value-type="float">
            <text:p>1617.17496863616</text:p>
          </table:table-cell>
          <table:table-cell table:formula="of:=[.E107]/([.E107]+[.$F$3])" office:value-type="float" office:value="0.236181341362491" calcext:value-type="float">
            <text:p>0.236181341362491</text:p>
          </table:table-cell>
          <table:table-cell table:formula="of:=[.F107]*100" office:value-type="float" office:value="23.6181341362491" calcext:value-type="float">
            <text:p>23.6181341362491</text:p>
          </table:table-cell>
          <table:table-cell table:formula="of:=[.A107]" office:value-type="float" office:value="79" calcext:value-type="float">
            <text:p>79</text:p>
          </table:table-cell>
          <table:table-cell table:formula="of:=[.I106]-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0.465*[.I107]+21" office:value-type="float" office:value="34.02" calcext:value-type="float">
            <text:p>34.02</text:p>
          </table:table-cell>
          <table:table-cell table:formula="of:=[.J107]*9/5+32" office:value-type="float" office:value="140" calcext:value-type="float">
            <text:p>140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5]*EXP([.$B$1]/[.C108])" office:value-type="float" office:value="1662.43542230865" calcext:value-type="float">
            <text:p>1662.43542230865</text:p>
          </table:table-cell>
          <table:table-cell table:formula="of:=[.A108]+273.15" office:value-type="float" office:value="353.15" calcext:value-type="float">
            <text:p>353.15</text:p>
          </table:table-cell>
          <table:table-cell/>
          <table:table-cell table:formula="of:=1/((1/[.$F$4])+(1/[.B108]))" office:value-type="float" office:value="1575.42409913393" calcext:value-type="float">
            <text:p>1575.42409913393</text:p>
          </table:table-cell>
          <table:table-cell table:formula="of:=[.E108]/([.E108]+[.$F$3])" office:value-type="float" office:value="0.231495359610935" calcext:value-type="float">
            <text:p>0.231495359610935</text:p>
          </table:table-cell>
          <table:table-cell table:formula="of:=[.F108]*100" office:value-type="float" office:value="23.1495359610935" calcext:value-type="float">
            <text:p>23.1495359610935</text:p>
          </table:table-cell>
          <table:table-cell table:formula="of:=[.A108]" office:value-type="float" office:value="80" calcext:value-type="float">
            <text:p>80</text:p>
          </table:table-cell>
          <table:table-cell table:formula="of:=[.I107]-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0.465*[.I108]+21" office:value-type="float" office:value="33.555" calcext:value-type="float">
            <text:p>33.555</text:p>
          </table:table-cell>
          <table:table-cell table:formula="of:=[.J108]*9/5+32" office:value-type="float" office:value="141.8" calcext:value-type="float">
            <text:p>141.8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5]*EXP([.$B$1]/[.C109])" office:value-type="float" office:value="1617.3978719929" calcext:value-type="float">
            <text:p>1617.3978719929</text:p>
          </table:table-cell>
          <table:table-cell table:formula="of:=[.A109]+273.15" office:value-type="float" office:value="354.15" calcext:value-type="float">
            <text:p>354.15</text:p>
          </table:table-cell>
          <table:table-cell/>
          <table:table-cell table:formula="of:=1/((1/[.$F$4])+(1/[.B109]))" office:value-type="float" office:value="1534.92023978345" calcext:value-type="float">
            <text:p>1534.92023978345</text:p>
          </table:table-cell>
          <table:table-cell table:formula="of:=[.E109]/([.E109]+[.$F$3])" office:value-type="float" office:value="0.226894063104664" calcext:value-type="float">
            <text:p>0.226894063104664</text:p>
          </table:table-cell>
          <table:table-cell table:formula="of:=[.F109]*100" office:value-type="float" office:value="22.6894063104664" calcext:value-type="float">
            <text:p>22.6894063104664</text:p>
          </table:table-cell>
          <table:table-cell table:formula="of:=[.A109]" office:value-type="float" office:value="81" calcext:value-type="float">
            <text:p>81</text:p>
          </table:table-cell>
          <table:table-cell table:formula="of:=[.I108]-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0.465*[.I109]+21" office:value-type="float" office:value="33.09" calcext:value-type="float">
            <text:p>33.09</text:p>
          </table:table-cell>
          <table:table-cell table:formula="of:=[.J109]*9/5+32" office:value-type="float" office:value="143.6" calcext:value-type="float">
            <text:p>143.6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5]*EXP([.$B$1]/[.C110])" office:value-type="float" office:value="1573.82384806908" calcext:value-type="float">
            <text:p>1573.82384806908</text:p>
          </table:table-cell>
          <table:table-cell table:formula="of:=[.A110]+273.15" office:value-type="float" office:value="355.15" calcext:value-type="float">
            <text:p>355.15</text:p>
          </table:table-cell>
          <table:table-cell/>
          <table:table-cell table:formula="of:=1/((1/[.$F$4])+(1/[.B110]))" office:value-type="float" office:value="1495.62294890919" calcext:value-type="float">
            <text:p>1495.62294890919</text:p>
          </table:table-cell>
          <table:table-cell table:formula="of:=[.E110]/([.E110]+[.$F$3])" office:value-type="float" office:value="0.222376865350705" calcext:value-type="float">
            <text:p>0.222376865350705</text:p>
          </table:table-cell>
          <table:table-cell table:formula="of:=[.F110]*100" office:value-type="float" office:value="22.2376865350705" calcext:value-type="float">
            <text:p>22.2376865350705</text:p>
          </table:table-cell>
          <table:table-cell table:formula="of:=[.A110]" office:value-type="float" office:value="82" calcext:value-type="float">
            <text:p>82</text:p>
          </table:table-cell>
          <table:table-cell table:formula="of:=[.I109]-1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0.465*[.I110]+21" office:value-type="float" office:value="32.625" calcext:value-type="float">
            <text:p>32.625</text:p>
          </table:table-cell>
          <table:table-cell table:formula="of:=[.J110]*9/5+32" office:value-type="float" office:value="143.6" calcext:value-type="float">
            <text:p>143.6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5]*EXP([.$B$1]/[.C111])" office:value-type="float" office:value="1531.65862803611" calcext:value-type="float">
            <text:p>1531.65862803611</text:p>
          </table:table-cell>
          <table:table-cell table:formula="of:=[.A111]+273.15" office:value-type="float" office:value="356.15" calcext:value-type="float">
            <text:p>356.15</text:p>
          </table:table-cell>
          <table:table-cell/>
          <table:table-cell table:formula="of:=1/((1/[.$F$4])+(1/[.B111]))" office:value-type="float" office:value="1457.49311618533" calcext:value-type="float">
            <text:p>1457.49311618533</text:p>
          </table:table-cell>
          <table:table-cell table:formula="of:=[.E111]/([.E111]+[.$F$3])" office:value-type="float" office:value="0.217943120219122" calcext:value-type="float">
            <text:p>0.217943120219122</text:p>
          </table:table-cell>
          <table:table-cell table:formula="of:=[.F111]*100" office:value-type="float" office:value="21.7943120219122" calcext:value-type="float">
            <text:p>21.7943120219122</text:p>
          </table:table-cell>
          <table:table-cell table:formula="of:=[.A111]" office:value-type="float" office:value="83" calcext:value-type="float">
            <text:p>83</text:p>
          </table:table-cell>
          <table:table-cell table:formula="of:=[.I110]-1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0.465*[.I111]+21" office:value-type="float" office:value="32.16" calcext:value-type="float">
            <text:p>32.16</text:p>
          </table:table-cell>
          <table:table-cell table:formula="of:=[.J111]*9/5+32" office:value-type="float" office:value="145.4" calcext:value-type="float">
            <text:p>145.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5]*EXP([.$B$1]/[.C112])" office:value-type="float" office:value="1490.84978623234" calcext:value-type="float">
            <text:p>1490.84978623234</text:p>
          </table:table-cell>
          <table:table-cell table:formula="of:=[.A112]+273.15" office:value-type="float" office:value="357.15" calcext:value-type="float">
            <text:p>357.15</text:p>
          </table:table-cell>
          <table:table-cell/>
          <table:table-cell table:formula="of:=1/((1/[.$F$4])+(1/[.B112]))" office:value-type="float" office:value="1420.49292340184" calcext:value-type="float">
            <text:p>1420.49292340184</text:p>
          </table:table-cell>
          <table:table-cell table:formula="of:=[.E112]/([.E112]+[.$F$3])" office:value-type="float" office:value="0.213592126142017" calcext:value-type="float">
            <text:p>0.213592126142017</text:p>
          </table:table-cell>
          <table:table-cell table:formula="of:=[.F112]*100" office:value-type="float" office:value="21.3592126142017" calcext:value-type="float">
            <text:p>21.3592126142017</text:p>
          </table:table-cell>
          <table:table-cell table:formula="of:=[.A112]" office:value-type="float" office:value="84" calcext:value-type="float">
            <text:p>84</text:p>
          </table:table-cell>
          <table:table-cell table:formula="of:=[.I111]-1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0.465*[.I112]+21" office:value-type="float" office:value="31.695" calcext:value-type="float">
            <text:p>31.695</text:p>
          </table:table-cell>
          <table:table-cell table:formula="of:=[.J112]*9/5+32" office:value-type="float" office:value="147.2" calcext:value-type="float">
            <text:p>147.2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5]*EXP([.$B$1]/[.C113])" office:value-type="float" office:value="1451.34708742454" calcext:value-type="float">
            <text:p>1451.34708742454</text:p>
          </table:table-cell>
          <table:table-cell table:formula="of:=[.A113]+273.15" office:value-type="float" office:value="358.15" calcext:value-type="float">
            <text:p>358.15</text:p>
          </table:table-cell>
          <table:table-cell/>
          <table:table-cell table:formula="of:=1/((1/[.$F$4])+(1/[.B113]))" office:value-type="float" office:value="1384.58580581146" calcext:value-type="float">
            <text:p>1384.58580581146</text:p>
          </table:table-cell>
          <table:table-cell table:formula="of:=[.E113]/([.E113]+[.$F$3])" office:value-type="float" office:value="0.209323130194333" calcext:value-type="float">
            <text:p>0.209323130194333</text:p>
          </table:table-cell>
          <table:table-cell table:formula="of:=[.F113]*100" office:value-type="float" office:value="20.9323130194333" calcext:value-type="float">
            <text:p>20.9323130194333</text:p>
          </table:table-cell>
          <table:table-cell table:formula="of:=[.A113]" office:value-type="float" office:value="85" calcext:value-type="float">
            <text:p>85</text:p>
          </table:table-cell>
          <table:table-cell table:formula="of:=[.I112]-1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0.465*[.I113]+21" office:value-type="float" office:value="31.23" calcext:value-type="float">
            <text:p>31.23</text:p>
          </table:table-cell>
          <table:table-cell table:formula="of:=[.J113]*9/5+32" office:value-type="float" office:value="149" calcext:value-type="float">
            <text:p>149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5]*EXP([.$B$1]/[.C114])" office:value-type="float" office:value="1413.10238577193" calcext:value-type="float">
            <text:p>1413.10238577193</text:p>
          </table:table-cell>
          <table:table-cell table:formula="of:=[.A114]+273.15" office:value-type="float" office:value="359.15" calcext:value-type="float">
            <text:p>359.15</text:p>
          </table:table-cell>
          <table:table-cell/>
          <table:table-cell table:formula="of:=1/((1/[.$F$4])+(1/[.B114]))" office:value-type="float" office:value="1349.7364141126" calcext:value-type="float">
            <text:p>1349.7364141126</text:p>
          </table:table-cell>
          <table:table-cell table:formula="of:=[.E114]/([.E114]+[.$F$3])" office:value-type="float" office:value="0.205135332050325" calcext:value-type="float">
            <text:p>0.205135332050325</text:p>
          </table:table-cell>
          <table:table-cell table:formula="of:=[.F114]*100" office:value-type="float" office:value="20.5135332050325" calcext:value-type="float">
            <text:p>20.5135332050325</text:p>
          </table:table-cell>
          <table:table-cell table:formula="of:=[.A114]" office:value-type="float" office:value="86" calcext:value-type="float">
            <text:p>86</text:p>
          </table:table-cell>
          <table:table-cell table:formula="of:=[.I113]-1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0.465*[.I114]+21" office:value-type="float" office:value="30.765" calcext:value-type="float">
            <text:p>30.765</text:p>
          </table:table-cell>
          <table:table-cell table:formula="of:=[.J114]*9/5+32" office:value-type="float" office:value="150.8" calcext:value-type="float">
            <text:p>150.8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5]*EXP([.$B$1]/[.C115])" office:value-type="float" office:value="1376.06952887201" calcext:value-type="float">
            <text:p>1376.06952887201</text:p>
          </table:table-cell>
          <table:table-cell table:formula="of:=[.A115]+273.15" office:value-type="float" office:value="360.15" calcext:value-type="float">
            <text:p>360.15</text:p>
          </table:table-cell>
          <table:table-cell/>
          <table:table-cell table:formula="of:=1/((1/[.$F$4])+(1/[.B115]))" office:value-type="float" office:value="1315.91057711492" calcext:value-type="float">
            <text:p>1315.91057711492</text:p>
          </table:table-cell>
          <table:table-cell table:formula="of:=[.E115]/([.E115]+[.$F$3])" office:value-type="float" office:value="0.201027887810668" calcext:value-type="float">
            <text:p>0.201027887810668</text:p>
          </table:table-cell>
          <table:table-cell table:formula="of:=[.F115]*100" office:value-type="float" office:value="20.1027887810668" calcext:value-type="float">
            <text:p>20.1027887810668</text:p>
          </table:table-cell>
          <table:table-cell table:formula="of:=[.A115]" office:value-type="float" office:value="87" calcext:value-type="float">
            <text:p>87</text:p>
          </table:table-cell>
          <table:table-cell table:formula="of:=[.I114]-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0.465*[.I115]+21" office:value-type="float" office:value="30.3" calcext:value-type="float">
            <text:p>30.3</text:p>
          </table:table-cell>
          <table:table-cell table:formula="of:=[.J115]*9/5+32" office:value-type="float" office:value="150.8" calcext:value-type="float">
            <text:p>150.8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5]*EXP([.$B$1]/[.C116])" office:value-type="float" office:value="1340.20426661216" calcext:value-type="float">
            <text:p>1340.20426661216</text:p>
          </table:table-cell>
          <table:table-cell table:formula="of:=[.A116]+273.15" office:value-type="float" office:value="361.15" calcext:value-type="float">
            <text:p>361.15</text:p>
          </table:table-cell>
          <table:table-cell/>
          <table:table-cell table:formula="of:=1/((1/[.$F$4])+(1/[.B116]))" office:value-type="float" office:value="1283.07526512686" calcext:value-type="float">
            <text:p>1283.07526512686</text:p>
          </table:table-cell>
          <table:table-cell table:formula="of:=[.E116]/([.E116]+[.$F$3])" office:value-type="float" office:value="0.196999913696202" calcext:value-type="float">
            <text:p>0.196999913696202</text:p>
          </table:table-cell>
          <table:table-cell table:formula="of:=[.F116]*100" office:value-type="float" office:value="19.6999913696202" calcext:value-type="float">
            <text:p>19.6999913696202</text:p>
          </table:table-cell>
          <table:table-cell table:formula="of:=[.A116]" office:value-type="float" office:value="88" calcext:value-type="float">
            <text:p>88</text:p>
          </table:table-cell>
          <table:table-cell table:formula="of:=[.I115]-1"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formula="of:=0.465*[.I116]+21" office:value-type="float" office:value="29.835" calcext:value-type="float">
            <text:p>29.835</text:p>
          </table:table-cell>
          <table:table-cell table:formula="of:=[.J116]*9/5+32" office:value-type="float" office:value="152.6" calcext:value-type="float">
            <text:p>152.6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5]*EXP([.$B$1]/[.C117])" office:value-type="float" office:value="1305.46416456696" calcext:value-type="float">
            <text:p>1305.46416456696</text:p>
          </table:table-cell>
          <table:table-cell table:formula="of:=[.A117]+273.15" office:value-type="float" office:value="362.15" calcext:value-type="float">
            <text:p>362.15</text:p>
          </table:table-cell>
          <table:table-cell/>
          <table:table-cell table:formula="of:=1/((1/[.$F$4])+(1/[.B117]))" office:value-type="float" office:value="1251.19855409745" calcext:value-type="float">
            <text:p>1251.19855409745</text:p>
          </table:table-cell>
          <table:table-cell table:formula="of:=[.E117]/([.E117]+[.$F$3])" office:value-type="float" office:value="0.193050489605265" calcext:value-type="float">
            <text:p>0.193050489605265</text:p>
          </table:table-cell>
          <table:table-cell table:formula="of:=[.F117]*100" office:value-type="float" office:value="19.3050489605265" calcext:value-type="float">
            <text:p>19.3050489605265</text:p>
          </table:table-cell>
          <table:table-cell table:formula="of:=[.A117]" office:value-type="float" office:value="89" calcext:value-type="float">
            <text:p>89</text:p>
          </table:table-cell>
          <table:table-cell table:formula="of:=[.I116]-1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0.465*[.I117]+21" office:value-type="float" office:value="29.37" calcext:value-type="float">
            <text:p>29.37</text:p>
          </table:table-cell>
          <table:table-cell table:formula="of:=[.J117]*9/5+32" office:value-type="float" office:value="154.4" calcext:value-type="float">
            <text:p>154.4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5]*EXP([.$B$1]/[.C118])" office:value-type="float" office:value="1271.80852169631" calcext:value-type="float">
            <text:p>1271.80852169631</text:p>
          </table:table-cell>
          <table:table-cell table:formula="of:=[.A118]+273.15" office:value-type="float" office:value="363.15" calcext:value-type="float">
            <text:p>363.15</text:p>
          </table:table-cell>
          <table:table-cell/>
          <table:table-cell table:formula="of:=1/((1/[.$F$4])+(1/[.B118]))" office:value-type="float" office:value="1220.24959053872" calcext:value-type="float">
            <text:p>1220.24959053872</text:p>
          </table:table-cell>
          <table:table-cell table:formula="of:=[.E118]/([.E118]+[.$F$3])" office:value-type="float" office:value="0.189178662532468" calcext:value-type="float">
            <text:p>0.189178662532468</text:p>
          </table:table-cell>
          <table:table-cell table:formula="of:=[.F118]*100" office:value-type="float" office:value="18.9178662532468" calcext:value-type="float">
            <text:p>18.9178662532468</text:p>
          </table:table-cell>
          <table:table-cell table:formula="of:=[.A118]" office:value-type="float" office:value="90" calcext:value-type="float">
            <text:p>90</text:p>
          </table:table-cell>
          <table:table-cell table:formula="of:=[.I117]-1"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formula="of:=0.465*[.I118]+21" office:value-type="float" office:value="28.905" calcext:value-type="float">
            <text:p>28.905</text:p>
          </table:table-cell>
          <table:table-cell table:formula="of:=[.J118]*9/5+32" office:value-type="float" office:value="156.2" calcext:value-type="float">
            <text:p>156.2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5]*EXP([.$B$1]/[.C119])" office:value-type="float" office:value="1239.19829211362" calcext:value-type="float">
            <text:p>1239.19829211362</text:p>
          </table:table-cell>
          <table:table-cell table:formula="of:=[.A119]+273.15" office:value-type="float" office:value="364.15" calcext:value-type="float">
            <text:p>364.15</text:p>
          </table:table-cell>
          <table:table-cell/>
          <table:table-cell table:formula="of:=1/((1/[.$F$4])+(1/[.B119]))" office:value-type="float" office:value="1190.19855724919" calcext:value-type="float">
            <text:p>1190.19855724919</text:p>
          </table:table-cell>
          <table:table-cell table:formula="of:=[.E119]/([.E119]+[.$F$3])" office:value-type="float" office:value="0.185383449847561" calcext:value-type="float">
            <text:p>0.185383449847561</text:p>
          </table:table-cell>
          <table:table-cell table:formula="of:=[.F119]*100" office:value-type="float" office:value="18.5383449847561" calcext:value-type="float">
            <text:p>18.5383449847561</text:p>
          </table:table-cell>
          <table:table-cell table:formula="of:=[.A119]" office:value-type="float" office:value="91" calcext:value-type="float">
            <text:p>91</text:p>
          </table:table-cell>
          <table:table-cell table:formula="of:=[.I118]-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0.465*[.I119]+21" office:value-type="float" office:value="28.44" calcext:value-type="float">
            <text:p>28.44</text:p>
          </table:table-cell>
          <table:table-cell table:formula="of:=[.J119]*9/5+32" office:value-type="float" office:value="158" calcext:value-type="float">
            <text:p>15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5]*EXP([.$B$1]/[.C120])" office:value-type="float" office:value="1207.59601070652" calcext:value-type="float">
            <text:p>1207.59601070652</text:p>
          </table:table-cell>
          <table:table-cell table:formula="of:=[.A120]+273.15" office:value-type="float" office:value="365.15" calcext:value-type="float">
            <text:p>365.15</text:p>
          </table:table-cell>
          <table:table-cell/>
          <table:table-cell table:formula="of:=1/((1/[.$F$4])+(1/[.B120]))" office:value-type="float" office:value="1161.01663985429" calcext:value-type="float">
            <text:p>1161.01663985429</text:p>
          </table:table-cell>
          <table:table-cell table:formula="of:=[.E120]/([.E120]+[.$F$3])" office:value-type="float" office:value="0.181663842433801" calcext:value-type="float">
            <text:p>0.181663842433801</text:p>
          </table:table-cell>
          <table:table-cell table:formula="of:=[.F120]*100" office:value-type="float" office:value="18.1663842433801" calcext:value-type="float">
            <text:p>18.1663842433801</text:p>
          </table:table-cell>
          <table:table-cell table:formula="of:=[.A120]" office:value-type="float" office:value="92" calcext:value-type="float">
            <text:p>92</text:p>
          </table:table-cell>
          <table:table-cell table:formula="of:=[.I119]-1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0.465*[.I120]+21" office:value-type="float" office:value="27.975" calcext:value-type="float">
            <text:p>27.975</text:p>
          </table:table-cell>
          <table:table-cell table:formula="of:=[.J120]*9/5+32" office:value-type="float" office:value="158" calcext:value-type="float">
            <text:p>158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5]*EXP([.$B$1]/[.C121])" office:value-type="float" office:value="1176.96572240508" calcext:value-type="float">
            <text:p>1176.96572240508</text:p>
          </table:table-cell>
          <table:table-cell table:formula="of:=[.A121]+273.15" office:value-type="float" office:value="366.15" calcext:value-type="float">
            <text:p>366.15</text:p>
          </table:table-cell>
          <table:table-cell/>
          <table:table-cell table:formula="of:=1/((1/[.$F$4])+(1/[.B121]))" office:value-type="float" office:value="1132.67599417469" calcext:value-type="float">
            <text:p>1132.67599417469</text:p>
          </table:table-cell>
          <table:table-cell table:formula="of:=[.E121]/([.E121]+[.$F$3])" office:value-type="float" office:value="0.178018807685903" calcext:value-type="float">
            <text:p>0.178018807685903</text:p>
          </table:table-cell>
          <table:table-cell table:formula="of:=[.F121]*100" office:value-type="float" office:value="17.8018807685903" calcext:value-type="float">
            <text:p>17.8018807685903</text:p>
          </table:table-cell>
          <table:table-cell table:formula="of:=[.A121]" office:value-type="float" office:value="93" calcext:value-type="float">
            <text:p>93</text:p>
          </table:table-cell>
          <table:table-cell table:formula="of:=[.I120]-1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0.465*[.I121]+21" office:value-type="float" office:value="27.51" calcext:value-type="float">
            <text:p>27.51</text:p>
          </table:table-cell>
          <table:table-cell table:formula="of:=[.J121]*9/5+32" office:value-type="float" office:value="159.8" calcext:value-type="float">
            <text:p>159.8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5]*EXP([.$B$1]/[.C122])" office:value-type="float" office:value="1147.27291490431" calcext:value-type="float">
            <text:p>1147.27291490431</text:p>
          </table:table-cell>
          <table:table-cell table:formula="of:=[.A122]+273.15" office:value-type="float" office:value="367.15" calcext:value-type="float">
            <text:p>367.15</text:p>
          </table:table-cell>
          <table:table-cell/>
          <table:table-cell table:formula="of:=1/((1/[.$F$4])+(1/[.B122]))" office:value-type="float" office:value="1105.1497144299" calcext:value-type="float">
            <text:p>1105.1497144299</text:p>
          </table:table-cell>
          <table:table-cell table:formula="of:=[.E122]/([.E122]+[.$F$3])" office:value-type="float" office:value="0.174447292368267" calcext:value-type="float">
            <text:p>0.174447292368267</text:p>
          </table:table-cell>
          <table:table-cell table:formula="of:=[.F122]*100" office:value-type="float" office:value="17.4447292368267" calcext:value-type="float">
            <text:p>17.4447292368267</text:p>
          </table:table-cell>
          <table:table-cell table:formula="of:=[.A122]" office:value-type="float" office:value="94" calcext:value-type="float">
            <text:p>94</text:p>
          </table:table-cell>
          <table:table-cell table:formula="of:=[.I121]-1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0.465*[.I122]+21" office:value-type="float" office:value="27.045" calcext:value-type="float">
            <text:p>27.045</text:p>
          </table:table-cell>
          <table:table-cell table:formula="of:=[.J122]*9/5+32" office:value-type="float" office:value="161.6" calcext:value-type="float">
            <text:p>161.6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5]*EXP([.$B$1]/[.C123])" office:value-type="float" office:value="1118.48445465834" calcext:value-type="float">
            <text:p>1118.48445465834</text:p>
          </table:table-cell>
          <table:table-cell table:formula="of:=[.A123]+273.15" office:value-type="float" office:value="368.15" calcext:value-type="float">
            <text:p>368.15</text:p>
          </table:table-cell>
          <table:table-cell/>
          <table:table-cell table:formula="of:=1/((1/[.$F$4])+(1/[.B123]))" office:value-type="float" office:value="1078.41180228057" calcext:value-type="float">
            <text:p>1078.41180228057</text:p>
          </table:table-cell>
          <table:table-cell table:formula="of:=[.E123]/([.E123]+[.$F$3])" office:value-type="float" office:value="0.170948225334736" calcext:value-type="float">
            <text:p>0.170948225334736</text:p>
          </table:table-cell>
          <table:table-cell table:formula="of:=[.F123]*100" office:value-type="float" office:value="17.0948225334736" calcext:value-type="float">
            <text:p>17.0948225334736</text:p>
          </table:table-cell>
          <table:table-cell table:formula="of:=[.A123]" office:value-type="float" office:value="95" calcext:value-type="float">
            <text:p>95</text:p>
          </table:table-cell>
          <table:table-cell table:formula="of:=[.I122]-1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0.465*[.I123]+21" office:value-type="float" office:value="26.58" calcext:value-type="float">
            <text:p>26.58</text:p>
          </table:table-cell>
          <table:table-cell table:formula="of:=[.J123]*9/5+32" office:value-type="float" office:value="163.4" calcext:value-type="float">
            <text:p>163.4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5]*EXP([.$B$1]/[.C124])" office:value-type="float" office:value="1090.56852597463" calcext:value-type="float">
            <text:p>1090.56852597463</text:p>
          </table:table-cell>
          <table:table-cell table:formula="of:=[.A124]+273.15" office:value-type="float" office:value="369.15" calcext:value-type="float">
            <text:p>369.15</text:p>
          </table:table-cell>
          <table:table-cell/>
          <table:table-cell table:formula="of:=1/((1/[.$F$4])+(1/[.B124]))" office:value-type="float" office:value="1052.43713671009" calcext:value-type="float">
            <text:p>1052.43713671009</text:p>
          </table:table-cell>
          <table:table-cell table:formula="of:=[.E124]/([.E124]+[.$F$3])" office:value-type="float" office:value="0.167520520111597" calcext:value-type="float">
            <text:p>0.167520520111597</text:p>
          </table:table-cell>
          <table:table-cell table:formula="of:=[.F124]*100" office:value-type="float" office:value="16.7520520111597" calcext:value-type="float">
            <text:p>16.7520520111597</text:p>
          </table:table-cell>
          <table:table-cell table:formula="of:=[.A124]" office:value-type="float" office:value="96" calcext:value-type="float">
            <text:p>96</text:p>
          </table:table-cell>
          <table:table-cell table:formula="of:=[.I123]-1"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0.465*[.I124]+21" office:value-type="float" office:value="26.115" calcext:value-type="float">
            <text:p>26.115</text:p>
          </table:table-cell>
          <table:table-cell table:formula="of:=[.J124]*9/5+32" office:value-type="float" office:value="165.2" calcext:value-type="float">
            <text:p>165.2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5]*EXP([.$B$1]/[.C125])" office:value-type="float" office:value="1063.49457304558" calcext:value-type="float">
            <text:p>1063.49457304558</text:p>
          </table:table-cell>
          <table:table-cell table:formula="of:=[.A125]+273.15" office:value-type="float" office:value="370.15" calcext:value-type="float">
            <text:p>370.15</text:p>
          </table:table-cell>
          <table:table-cell/>
          <table:table-cell table:formula="of:=1/((1/[.$F$4])+(1/[.B125]))" office:value-type="float" office:value="1027.20144474297" calcext:value-type="float">
            <text:p>1027.20144474297</text:p>
          </table:table-cell>
          <table:table-cell table:formula="of:=[.E125]/([.E125]+[.$F$3])" office:value-type="float" office:value="0.16416307734602" calcext:value-type="float">
            <text:p>0.16416307734602</text:p>
          </table:table-cell>
          <table:table-cell table:formula="of:=[.F125]*100" office:value-type="float" office:value="16.416307734602" calcext:value-type="float">
            <text:p>16.416307734602</text:p>
          </table:table-cell>
          <table:table-cell table:formula="of:=[.A125]" office:value-type="float" office:value="97" calcext:value-type="float">
            <text:p>97</text:p>
          </table:table-cell>
          <table:table-cell table:formula="of:=[.I124]-1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0.465*[.I125]+21" office:value-type="float" office:value="25.65" calcext:value-type="float">
            <text:p>25.65</text:p>
          </table:table-cell>
          <table:table-cell table:formula="of:=[.J125]*9/5+32" office:value-type="float" office:value="167" calcext:value-type="float">
            <text:p>167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5]*EXP([.$B$1]/[.C126])" office:value-type="float" office:value="1037.23324476451" calcext:value-type="float">
            <text:p>1037.23324476451</text:p>
          </table:table-cell>
          <table:table-cell table:formula="of:=[.A126]+273.15" office:value-type="float" office:value="371.15" calcext:value-type="float">
            <text:p>371.15</text:p>
          </table:table-cell>
          <table:table-cell/>
          <table:table-cell table:formula="of:=1/((1/[.$F$4])+(1/[.B126]))" office:value-type="float" office:value="1002.68127299529" calcext:value-type="float">
            <text:p>1002.68127299529</text:p>
          </table:table-cell>
          <table:table-cell table:formula="of:=[.E126]/([.E126]+[.$F$3])" office:value-type="float" office:value="0.160874787122465" calcext:value-type="float">
            <text:p>0.160874787122465</text:p>
          </table:table-cell>
          <table:table-cell table:formula="of:=[.F126]*100" office:value-type="float" office:value="16.0874787122465" calcext:value-type="float">
            <text:p>16.0874787122465</text:p>
          </table:table-cell>
          <table:table-cell table:formula="of:=[.A126]" office:value-type="float" office:value="98" calcext:value-type="float">
            <text:p>98</text:p>
          </table:table-cell>
          <table:table-cell table:formula="of:=[.I125]-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0.465*[.I126]+21" office:value-type="float" office:value="25.185" calcext:value-type="float">
            <text:p>25.185</text:p>
          </table:table-cell>
          <table:table-cell table:formula="of:=[.J126]*9/5+32" office:value-type="float" office:value="168.8" calcext:value-type="float">
            <text:p>168.8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5]*EXP([.$B$1]/[.C127])" office:value-type="float" office:value="1011.75634218136" calcext:value-type="float">
            <text:p>1011.75634218136</text:p>
          </table:table-cell>
          <table:table-cell table:formula="of:=[.A127]+273.15" office:value-type="float" office:value="372.15" calcext:value-type="float">
            <text:p>372.15</text:p>
          </table:table-cell>
          <table:table-cell/>
          <table:table-cell table:formula="of:=1/((1/[.$F$4])+(1/[.B127]))" office:value-type="float" office:value="978.853960050133" calcext:value-type="float">
            <text:p>978.853960050133</text:p>
          </table:table-cell>
          <table:table-cell table:formula="of:=[.E127]/([.E127]+[.$F$3])" office:value-type="float" office:value="0.157654531149937" calcext:value-type="float">
            <text:p>0.157654531149937</text:p>
          </table:table-cell>
          <table:table-cell table:formula="of:=[.F127]*100" office:value-type="float" office:value="15.7654531149937" calcext:value-type="float">
            <text:p>15.7654531149937</text:p>
          </table:table-cell>
          <table:table-cell table:formula="of:=[.A127]" office:value-type="float" office:value="99" calcext:value-type="float">
            <text:p>99</text:p>
          </table:table-cell>
          <table:table-cell table:formula="of:=[.I126]-1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0.465*[.I127]+21" office:value-type="float" office:value="24.72" calcext:value-type="float">
            <text:p>24.72</text:p>
          </table:table-cell>
          <table:table-cell table:formula="of:=[.J127]*9/5+32" office:value-type="float" office:value="170.6" calcext:value-type="float">
            <text:p>170.6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5]*EXP([.$B$1]/[.C128])" office:value-type="float" office:value="987.036768461582" calcext:value-type="float">
            <text:p>987.036768461582</text:p>
          </table:table-cell>
          <table:table-cell table:formula="of:=[.A128]+273.15" office:value-type="float" office:value="373.15" calcext:value-type="float">
            <text:p>373.15</text:p>
          </table:table-cell>
          <table:table-cell/>
          <table:table-cell table:formula="of:=1/((1/[.$F$4])+(1/[.B128]))" office:value-type="float" office:value="955.697609649139" calcext:value-type="float">
            <text:p>955.697609649139</text:p>
          </table:table-cell>
          <table:table-cell table:formula="of:=[.E128]/([.E128]+[.$F$3])" office:value-type="float" office:value="0.15450118482325" calcext:value-type="float">
            <text:p>0.15450118482325</text:p>
          </table:table-cell>
          <table:table-cell table:formula="of:=[.F128]*100" office:value-type="float" office:value="15.450118482325" calcext:value-type="float">
            <text:p>15.450118482325</text:p>
          </table:table-cell>
          <table:table-cell table:formula="of:=[.A128]" office:value-type="float" office:value="100" calcext:value-type="float">
            <text:p>100</text:p>
          </table:table-cell>
          <table:table-cell table:formula="of:=[.I127]-1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0.465*[.I128]+21" office:value-type="float" office:value="24.255" calcext:value-type="float">
            <text:p>24.255</text:p>
          </table:table-cell>
          <table:table-cell table:formula="of:=[.J128]*9/5+32" office:value-type="float" office:value="172.4" calcext:value-type="float">
            <text:p>172.4</text:p>
          </table:table-cell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28]-1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0.465*[.I129]+21" office:value-type="float" office:value="23.79" calcext:value-type="float">
            <text:p>23.79</text:p>
          </table:table-cell>
          <table:table-cell table:formula="of:=[.J129]*9/5+32" office:value-type="float" office:value="174.2" calcext:value-type="float">
            <text:p>174.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29]-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0.465*[.I130]+21" office:value-type="float" office:value="23.325" calcext:value-type="float">
            <text:p>23.325</text:p>
          </table:table-cell>
          <table:table-cell table:formula="of:=[.J130]*9/5+32" office:value-type="float" office:value="176" calcext:value-type="float">
            <text:p>176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30]-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0.465*[.I131]+21" office:value-type="float" office:value="22.86" calcext:value-type="float">
            <text:p>22.86</text:p>
          </table:table-cell>
          <table:table-cell table:formula="of:=[.J131]*9/5+32" office:value-type="float" office:value="177.8" calcext:value-type="float">
            <text:p>177.8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31]-1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0.465*[.I132]+21" office:value-type="float" office:value="22.395" calcext:value-type="float">
            <text:p>22.395</text:p>
          </table:table-cell>
          <table:table-cell table:formula="of:=[.J132]*9/5+32" office:value-type="float" office:value="179.6" calcext:value-type="float">
            <text:p>179.6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32]-1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0.465*[.I133]+21" office:value-type="float" office:value="21.93" calcext:value-type="float">
            <text:p>21.93</text:p>
          </table:table-cell>
          <table:table-cell table:formula="of:=[.J133]*9/5+32" office:value-type="float" office:value="181.4" calcext:value-type="float">
            <text:p>181.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33]-1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0.465*[.I134]+21" office:value-type="float" office:value="21.465" calcext:value-type="float">
            <text:p>21.465</text:p>
          </table:table-cell>
          <table:table-cell table:formula="of:=[.J134]*9/5+32" office:value-type="float" office:value="183.2" calcext:value-type="float">
            <text:p>183.2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8"/>
          <table:table-cell table:formula="of:=[.I134]-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0.465*[.I135]+21" office:value-type="float" office:value="21" calcext:value-type="float">
            <text:p>21</text:p>
          </table:table-cell>
          <table:table-cell table:formula="of:=[.J135]*9/5+32" office:value-type="float" office:value="185" calcext:value-type="float">
            <text:p>185</text:p>
          </table:table-cell>
          <table:table-cell table:number-columns-repeated="3"/>
        </table:table-row>
        <table:table-row table:style-name="ro1" table:number-rows-repeated="10484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9:00:38.180110635</meta:creation-date>
    <dc:date>2021-03-03T18:43:56.891456728</dc:date>
    <meta:editing-duration>PT1H25M53S</meta:editing-duration>
    <meta:editing-cycles>39</meta:editing-cycles>
    <meta:generator>LibreOffice/6.4.6.2$Linux_X86_64 LibreOffice_project/40$Build-2</meta:generator>
    <meta:document-statistic meta:table-count="1" meta:cell-count="1640" meta:object-count="0"/>
  </office:meta>
</office:document-meta>
</file>